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Symbol" svg:font-family="Symbol" style:font-family-generic="roman" style:font-pitch="variable" style:font-charset="x-symbol"/>
    <style:font-face style:name="Arial Unicode MS1" svg:font-family="'Arial Unicode MS'" style:font-family-generic="swiss"/>
    <style:font-face style:name="Linux Libertine Display G" svg:font-family="'Linux Libertine Display G'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Footer">
      <style:text-properties fo:language="es" fo:country="ES"/>
    </style:style>
    <style:style style:name="P3" style:family="paragraph" style:parent-style-name="Header">
      <style:paragraph-properties fo:margin-left="1.27cm" fo:margin-right="0cm" fo:line-height="100%" fo:text-indent="0cm" style:auto-text-indent="false">
        <style:tab-stops>
          <style:tab-stop style:position="8.414cm" style:type="center"/>
        </style:tab-stops>
      </style:paragraph-properties>
      <style:text-properties style:font-name="Times New Roman" fo:font-size="9pt" fo:language="es" fo:country="ES" fo:font-style="normal" style:font-size-asian="9pt" style:font-style-asian="normal" style:font-name-complex="Times New Roman" style:font-size-complex="9pt"/>
    </style:style>
    <style:style style:name="P4" style:family="paragraph" style:parent-style-name="Header">
      <style:paragraph-properties fo:margin-left="1.27cm" fo:margin-right="0cm" fo:line-height="100%" fo:text-indent="0cm" style:auto-text-indent="false">
        <style:tab-stops>
          <style:tab-stop style:position="8.414cm" style:type="center"/>
        </style:tab-stops>
      </style:paragraph-properties>
      <style:text-properties fo:language="es" fo:country="ES"/>
    </style:style>
    <style:style style:name="P5" style:family="paragraph" style:parent-style-name="Header">
      <style:paragraph-properties fo:margin-left="0.152cm" fo:margin-right="0cm" fo:text-indent="0cm" style:auto-text-indent="false">
        <style:tab-stops>
          <style:tab-stop style:position="16.51cm" style:type="right"/>
        </style:tab-stops>
      </style:paragraph-properties>
      <style:text-properties style:font-name="Times New Roman" fo:font-size="9pt" fo:language="es" fo:country="ES" fo:font-style="italic" style:font-size-asian="9pt" style:font-style-asian="italic" style:font-name-complex="Times New Roman" style:font-size-complex="9pt"/>
    </style:style>
    <style:style style:name="P6" style:family="paragraph" style:parent-style-name="Standard">
      <style:paragraph-properties fo:line-height="100%" fo:text-align="justify" style:justify-single-word="false"/>
      <style:text-properties officeooo:paragraph-rsid="001675bb"/>
    </style:style>
    <style:style style:name="P7" style:family="paragraph" style:parent-style-name="Standard">
      <style:paragraph-properties fo:line-height="100%" fo:text-align="justify" style:justify-single-word="false"/>
      <style:text-properties officeooo:paragraph-rsid="00179271"/>
    </style:style>
    <style:style style:name="P8" style:family="paragraph" style:parent-style-name="Standard">
      <style:paragraph-properties fo:line-height="100%" fo:text-align="justify" style:justify-single-word="false"/>
      <style:text-properties style:font-name="Linux Libertine Display G" fo:font-size="12pt" fo:language="es" fo:country="ES" style:font-size-asian="12pt" style:font-size-complex="12pt"/>
    </style:style>
    <style:style style:name="P9" style:family="paragraph" style:parent-style-name="Standard">
      <style:paragraph-properties fo:line-height="100%" fo:text-align="justify" style:justify-single-word="false"/>
      <style:text-properties style:font-name="Linux Libertine Display G" fo:font-size="12pt" fo:language="es" fo:country="ES" officeooo:paragraph-rsid="00062768" style:font-size-asian="12pt" style:font-size-complex="12pt"/>
    </style:style>
    <style:style style:name="P10" style:family="paragraph" style:parent-style-name="Standard">
      <style:paragraph-properties fo:line-height="100%" fo:text-align="justify" style:justify-single-word="false"/>
      <style:text-properties style:font-name="Linux Libertine Display G" fo:font-size="12pt" fo:language="es" fo:country="ES" officeooo:paragraph-rsid="00087f36" style:font-size-asian="12pt" style:font-size-complex="12pt"/>
    </style:style>
    <style:style style:name="P11" style:family="paragraph" style:parent-style-name="Standard">
      <style:paragraph-properties fo:line-height="100%" fo:text-align="justify" style:justify-single-word="false"/>
      <style:text-properties style:font-name="Linux Libertine Display G" fo:font-size="12pt" fo:language="es" fo:country="ES" officeooo:paragraph-rsid="000c6513" style:font-size-asian="12pt" style:font-size-complex="12pt"/>
    </style:style>
    <style:style style:name="P12" style:family="paragraph" style:parent-style-name="Standard">
      <style:paragraph-properties fo:line-height="100%" fo:text-align="justify" style:justify-single-word="false"/>
      <style:text-properties style:font-name="Linux Libertine Display G" fo:font-size="12pt" fo:language="es" fo:country="ES" officeooo:paragraph-rsid="000e7e87" style:font-size-asian="12pt" style:font-size-complex="12pt"/>
    </style:style>
    <style:style style:name="P13" style:family="paragraph" style:parent-style-name="Standard">
      <style:paragraph-properties fo:line-height="100%" fo:text-align="justify" style:justify-single-word="false"/>
      <style:text-properties style:font-name="Linux Libertine Display G" fo:font-size="12pt" fo:language="es" fo:country="ES" officeooo:paragraph-rsid="001675bb" style:font-size-asian="12pt" style:font-size-complex="12pt"/>
    </style:style>
    <style:style style:name="P14" style:family="paragraph" style:parent-style-name="Standard">
      <style:paragraph-properties fo:line-height="100%" fo:text-align="justify" style:justify-single-word="false"/>
      <style:text-properties style:font-name="Linux Libertine Display G" fo:font-size="12pt" fo:language="es" fo:country="ES" officeooo:paragraph-rsid="00179271" style:font-size-asian="12pt" style:font-size-complex="12pt"/>
    </style:style>
    <style:style style:name="P15" style:family="paragraph" style:parent-style-name="Standard">
      <style:paragraph-properties fo:line-height="100%" fo:text-align="justify" style:justify-single-word="false"/>
      <style:text-properties style:font-name="Linux Libertine Display G" fo:font-size="12pt" fo:language="es" fo:country="ES" officeooo:rsid="000c5e3b" officeooo:paragraph-rsid="000c6513" style:font-size-asian="12pt" style:font-size-complex="12pt"/>
    </style:style>
    <style:style style:name="P16" style:family="paragraph" style:parent-style-name="Standard">
      <style:paragraph-properties fo:line-height="100%" fo:text-align="justify" style:justify-single-word="false"/>
      <style:text-properties style:font-name="Linux Libertine Display G" fo:font-size="12pt" fo:language="es" fo:country="ES" officeooo:rsid="000a5570" officeooo:paragraph-rsid="000c6513" style:font-size-asian="12pt" style:font-size-complex="12pt"/>
    </style:style>
    <style:style style:name="P17" style:family="paragraph" style:parent-style-name="Standard">
      <style:paragraph-properties fo:line-height="100%" fo:text-align="justify" style:justify-single-word="false"/>
      <style:text-properties style:font-name="Linux Libertine Display G" fo:font-size="12pt" fo:language="es" fo:country="ES" officeooo:rsid="000d2299" officeooo:paragraph-rsid="000c6513" style:font-size-asian="12pt" style:font-size-complex="12pt"/>
    </style:style>
    <style:style style:name="P18" style:family="paragraph" style:parent-style-name="Standard">
      <style:paragraph-properties fo:line-height="100%" fo:text-align="justify" style:justify-single-word="false"/>
      <style:text-properties style:font-name="Linux Libertine Display G" fo:font-size="12pt" fo:language="es" fo:country="ES" officeooo:rsid="000c9022" officeooo:paragraph-rsid="000c6513" style:font-size-asian="12pt" style:font-size-complex="12pt"/>
    </style:style>
    <style:style style:name="P19" style:family="paragraph" style:parent-style-name="Standard">
      <style:paragraph-properties fo:line-height="100%" fo:text-align="justify" style:justify-single-word="false"/>
      <style:text-properties style:font-name="Linux Libertine Display G" fo:font-size="12pt" fo:language="es" fo:country="ES" officeooo:rsid="000c9022" officeooo:paragraph-rsid="00179271" style:font-size-asian="12pt" style:font-size-complex="12pt"/>
    </style:style>
    <style:style style:name="P20" style:family="paragraph" style:parent-style-name="Standard">
      <style:paragraph-properties fo:line-height="100%" fo:text-align="justify" style:justify-single-word="false"/>
      <style:text-properties style:font-name="Linux Libertine Display G" fo:font-size="12pt" fo:language="es" fo:country="ES" officeooo:rsid="00179271" officeooo:paragraph-rsid="00179271" style:font-size-asian="12pt" style:font-size-complex="12pt"/>
    </style:style>
    <style:style style:name="P21" style:family="paragraph" style:parent-style-name="Standard">
      <style:paragraph-properties fo:line-height="100%" fo:text-align="justify" style:justify-single-word="false"/>
      <style:text-properties style:font-name="Linux Libertine Display G" fo:font-size="12pt" fo:language="es" fo:country="ES" officeooo:rsid="000c5e3b" officeooo:paragraph-rsid="000c6513" fo:background-color="#e8f2a1" style:font-size-asian="12pt" style:font-size-complex="12pt"/>
    </style:style>
    <style:style style:name="P22" style:family="paragraph" style:parent-style-name="Standard">
      <style:paragraph-properties fo:line-height="100%" fo:text-align="justify" style:justify-single-word="false"/>
      <style:text-properties style:font-name="Linux Libertine Display G" fo:font-size="12pt" fo:language="es" fo:country="ES" officeooo:rsid="000eac8c" officeooo:paragraph-rsid="000eac8c" fo:background-color="#e8f2a1" style:font-size-asian="12pt" style:font-size-complex="12pt"/>
    </style:style>
    <style:style style:name="P23" style:family="paragraph" style:parent-style-name="Standard">
      <style:paragraph-properties fo:line-height="100%" fo:text-align="justify" style:justify-single-word="false"/>
      <style:text-properties style:use-window-font-color="true" style:font-name="Linux Libertine Display G" fo:font-size="12pt" fo:language="es" fo:country="ES" officeooo:rsid="00062768" officeooo:paragraph-rsid="00062768" style:font-name-asian="Times New Roman" style:font-size-asian="12pt" style:font-name-complex="Times New Roman" style:font-size-complex="12pt" style:language-complex="ar" style:country-complex="SA"/>
    </style:style>
    <style:style style:name="P24" style:family="paragraph" style:parent-style-name="Standard">
      <style:paragraph-properties fo:line-height="100%" fo:text-align="justify" style:justify-single-word="false"/>
      <style:text-properties style:use-window-font-color="true" style:font-name="Linux Libertine Display G" fo:font-size="12pt" fo:language="es" fo:country="ES" officeooo:rsid="00062768" officeooo:paragraph-rsid="000c6513" style:font-name-asian="Times New Roman" style:font-size-asian="12pt" style:font-name-complex="Times New Roman" style:font-size-complex="12pt" style:language-complex="ar" style:country-complex="SA"/>
    </style:style>
    <style:style style:name="P25" style:family="paragraph" style:parent-style-name="Standard">
      <style:paragraph-properties fo:line-height="100%" fo:text-align="justify" style:justify-single-word="false"/>
      <style:text-properties style:use-window-font-color="true" style:font-name="Linux Libertine Display G" fo:font-size="12pt" fo:language="es" fo:country="ES" officeooo:rsid="00062768" officeooo:paragraph-rsid="00179271" style:font-name-asian="Times New Roman" style:font-size-asian="12pt" style:font-name-complex="Times New Roman" style:font-size-complex="12pt" style:language-complex="ar" style:country-complex="SA"/>
    </style:style>
    <style:style style:name="P26" style:family="paragraph" style:parent-style-name="Standard">
      <style:paragraph-properties fo:line-height="100%" fo:text-align="justify" style:justify-single-word="false"/>
      <style:text-properties style:use-window-font-color="true" style:font-name="Linux Libertine Display G" fo:font-size="12pt" fo:language="es" fo:country="ES" officeooo:rsid="00078133" officeooo:paragraph-rsid="00078133" style:font-name-asian="Times New Roman" style:font-size-asian="12pt" style:font-name-complex="Times New Roman" style:font-size-complex="12pt" style:language-complex="ar" style:country-complex="SA"/>
    </style:style>
    <style:style style:name="P27" style:family="paragraph" style:parent-style-name="Standard">
      <style:paragraph-properties fo:line-height="100%" fo:text-align="justify" style:justify-single-word="false"/>
      <style:text-properties style:use-window-font-color="true" style:font-name="Linux Libertine Display G" fo:font-size="12pt" fo:language="es" fo:country="ES" officeooo:rsid="00078133" officeooo:paragraph-rsid="001675bb" style:font-name-asian="Times New Roman" style:font-size-asian="12pt" style:font-name-complex="Times New Roman" style:font-size-complex="12pt" style:language-complex="ar" style:country-complex="SA"/>
    </style:style>
    <style:style style:name="P28" style:family="paragraph" style:parent-style-name="Standard">
      <style:paragraph-properties fo:line-height="100%" fo:text-align="justify" style:justify-single-word="false"/>
      <style:text-properties style:use-window-font-color="true" style:font-name="Linux Libertine Display G" fo:font-size="12pt" fo:language="es" fo:country="ES" officeooo:rsid="00078133" officeooo:paragraph-rsid="00179271" style:font-name-asian="Times New Roman" style:font-size-asian="12pt" style:font-name-complex="Times New Roman" style:font-size-complex="12pt" style:language-complex="ar" style:country-complex="SA"/>
    </style:style>
    <style:style style:name="P29" style:family="paragraph" style:parent-style-name="Standard">
      <style:paragraph-properties fo:line-height="100%" fo:text-align="justify" style:justify-single-word="false"/>
      <style:text-properties style:use-window-font-color="true" style:font-name="Linux Libertine Display G" fo:font-size="12pt" fo:language="es" fo:country="ES" officeooo:rsid="000cbddb" officeooo:paragraph-rsid="000c6513" style:font-name-asian="Times New Roman" style:font-size-asian="12pt" style:font-name-complex="Times New Roman" style:font-size-complex="12pt" style:language-complex="ar" style:country-complex="SA"/>
    </style:style>
    <style:style style:name="P30" style:family="paragraph" style:parent-style-name="Standard">
      <style:paragraph-properties fo:line-height="100%" fo:text-align="justify" style:justify-single-word="false"/>
      <style:text-properties style:use-window-font-color="true" style:font-name="Linux Libertine Display G" fo:font-size="12pt" fo:language="es" fo:country="ES" officeooo:rsid="000dd3d4" officeooo:paragraph-rsid="000c6513" style:font-name-asian="Times New Roman" style:font-size-asian="12pt" style:font-name-complex="Times New Roman" style:font-size-complex="12pt" style:language-complex="ar" style:country-complex="SA"/>
    </style:style>
    <style:style style:name="P31" style:family="paragraph" style:parent-style-name="Standard">
      <style:paragraph-properties fo:line-height="100%" fo:text-align="justify" style:justify-single-word="false"/>
      <style:text-properties style:use-window-font-color="true" style:font-name="Linux Libertine Display G" fo:font-size="12pt" fo:language="es" fo:country="ES" officeooo:rsid="000ee330" officeooo:paragraph-rsid="000c6513" style:font-name-asian="Times New Roman" style:font-size-asian="12pt" style:font-name-complex="Times New Roman" style:font-size-complex="12pt" style:language-complex="ar" style:country-complex="SA"/>
    </style:style>
    <style:style style:name="P32" style:family="paragraph" style:parent-style-name="Standard">
      <style:paragraph-properties fo:line-height="100%" fo:text-align="justify" style:justify-single-word="false"/>
      <style:text-properties style:use-window-font-color="true" style:font-name="Linux Libertine Display G" fo:font-size="12pt" fo:language="es" fo:country="ES" officeooo:rsid="000ee330" officeooo:paragraph-rsid="000e7e87" style:font-name-asian="Times New Roman" style:font-size-asian="12pt" style:font-name-complex="Times New Roman" style:font-size-complex="12pt" style:language-complex="ar" style:country-complex="SA"/>
    </style:style>
    <style:style style:name="P33" style:family="paragraph" style:parent-style-name="Standard">
      <style:paragraph-properties fo:line-height="100%" fo:text-align="justify" style:justify-single-word="false"/>
      <style:text-properties style:use-window-font-color="true" style:font-name="Linux Libertine Display G" fo:font-size="12pt" fo:language="es" fo:country="ES" officeooo:rsid="000ee330" officeooo:paragraph-rsid="001675bb" style:font-name-asian="Times New Roman" style:font-size-asian="12pt" style:font-name-complex="Times New Roman" style:font-size-complex="12pt" style:language-complex="ar" style:country-complex="SA"/>
    </style:style>
    <style:style style:name="P34" style:family="paragraph" style:parent-style-name="Standard">
      <style:paragraph-properties fo:line-height="100%" fo:text-align="justify" style:justify-single-word="false"/>
      <style:text-properties style:use-window-font-color="true" style:font-name="Linux Libertine Display G" fo:font-size="12pt" fo:language="es" fo:country="ES" officeooo:rsid="000ee330" officeooo:paragraph-rsid="00179271" style:font-name-asian="Times New Roman" style:font-size-asian="12pt" style:font-name-complex="Times New Roman" style:font-size-complex="12pt" style:language-complex="ar" style:country-complex="SA"/>
    </style:style>
    <style:style style:name="P35" style:family="paragraph" style:parent-style-name="Standard">
      <style:paragraph-properties fo:line-height="100%" fo:text-align="justify" style:justify-single-word="false"/>
      <style:text-properties style:use-window-font-color="true" style:font-name="Linux Libertine Display G" fo:font-size="12pt" fo:language="es" fo:country="ES" officeooo:rsid="000d2299" officeooo:paragraph-rsid="000c6513" style:font-name-asian="Times New Roman" style:font-size-asian="12pt" style:font-name-complex="Times New Roman" style:font-size-complex="12pt" style:language-complex="ar" style:country-complex="SA"/>
    </style:style>
    <style:style style:name="P36" style:family="paragraph" style:parent-style-name="Standard">
      <style:paragraph-properties fo:line-height="100%" fo:text-align="justify" style:justify-single-word="false"/>
      <style:text-properties style:use-window-font-color="true" style:font-name="Linux Libertine Display G" fo:font-size="12pt" fo:language="es" fo:country="ES" officeooo:rsid="000c9022" officeooo:paragraph-rsid="000c6513" style:font-name-asian="Times New Roman" style:font-size-asian="12pt" style:font-name-complex="Times New Roman" style:font-size-complex="12pt" style:language-complex="ar" style:country-complex="SA"/>
    </style:style>
    <style:style style:name="P37" style:family="paragraph" style:parent-style-name="Standard">
      <style:paragraph-properties fo:line-height="100%" fo:text-align="justify" style:justify-single-word="false"/>
      <style:text-properties style:use-window-font-color="true" style:font-name="Linux Libertine Display G" fo:font-size="12pt" fo:language="es" fo:country="ES" officeooo:rsid="000ae6a3" officeooo:paragraph-rsid="000c6513" style:font-name-asian="Times New Roman" style:font-size-asian="12pt" style:font-name-complex="Times New Roman" style:font-size-complex="12pt" style:language-complex="ar" style:country-complex="SA"/>
    </style:style>
    <style:style style:name="P38" style:family="paragraph" style:parent-style-name="Standard">
      <style:paragraph-properties fo:line-height="100%" fo:text-align="justify" style:justify-single-word="false"/>
      <style:text-properties style:use-window-font-color="true" style:font-name="Linux Libertine Display G" fo:font-size="12pt" fo:language="es" fo:country="ES" fo:font-weight="normal" officeooo:rsid="000d2299" officeooo:paragraph-rsid="000c6513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39" style:family="paragraph" style:parent-style-name="Standard">
      <style:paragraph-properties fo:line-height="100%" fo:text-align="justify" style:justify-single-word="false"/>
      <style:text-properties style:use-window-font-color="true" style:font-name="Linux Libertine Display G" fo:font-size="12pt" fo:language="es" fo:country="ES" fo:font-weight="normal" officeooo:rsid="000c9022" officeooo:paragraph-rsid="000c6513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40" style:family="paragraph" style:parent-style-name="Standard">
      <style:paragraph-properties fo:line-height="100%" fo:text-align="justify" style:justify-single-word="false"/>
      <style:text-properties style:use-window-font-color="true" style:font-name="Linux Libertine Display G" fo:font-size="12pt" fo:language="es" fo:country="ES" fo:font-weight="normal" officeooo:rsid="000c9022" officeooo:paragraph-rsid="000c6513" fo:background-color="#e8f2a1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41" style:family="paragraph" style:parent-style-name="Standard">
      <style:paragraph-properties fo:line-height="100%" fo:text-align="justify" style:justify-single-word="false"/>
      <style:text-properties style:use-window-font-color="true" style:font-name="Linux Libertine Display G" fo:font-size="12pt" fo:language="es" fo:country="ES" fo:font-weight="normal" officeooo:rsid="0013c95f" officeooo:paragraph-rsid="0013c95f" fo:background-color="#e8f2a1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42" style:family="paragraph" style:parent-style-name="Standard">
      <style:paragraph-properties fo:line-height="100%" fo:text-align="justify" style:justify-single-word="false"/>
      <style:text-properties fo:language="es" fo:country="ES" officeooo:paragraph-rsid="000c6513"/>
    </style:style>
    <style:style style:name="P43" style:family="paragraph" style:parent-style-name="Standard">
      <style:paragraph-properties fo:line-height="100%" fo:text-align="justify" style:justify-single-word="false"/>
      <style:text-properties fo:language="es" fo:country="ES" officeooo:paragraph-rsid="00105448"/>
    </style:style>
    <style:style style:name="P44" style:family="paragraph" style:parent-style-name="Standard">
      <style:paragraph-properties fo:line-height="100%" fo:text-align="justify" style:justify-single-word="false"/>
      <style:text-properties fo:language="es" fo:country="ES" officeooo:paragraph-rsid="0014b229"/>
    </style:style>
    <style:style style:name="P45" style:family="paragraph" style:parent-style-name="Standard">
      <style:paragraph-properties fo:line-height="100%" fo:text-align="justify" style:justify-single-word="false"/>
      <style:text-properties fo:language="es" fo:country="ES" officeooo:paragraph-rsid="000eac8c"/>
    </style:style>
    <style:style style:name="P46" style:family="paragraph" style:parent-style-name="Standard">
      <style:paragraph-properties fo:line-height="100%" fo:text-align="justify" style:justify-single-word="false"/>
      <style:text-properties fo:language="es" fo:country="ES" officeooo:paragraph-rsid="00158a40"/>
    </style:style>
    <style:style style:name="P47" style:family="paragraph" style:parent-style-name="Standard">
      <style:paragraph-properties fo:line-height="100%" fo:text-align="justify" style:justify-single-word="false"/>
      <style:text-properties fo:language="es" fo:country="ES" officeooo:paragraph-rsid="000c6513" fo:background-color="#e8f2a1"/>
    </style:style>
    <style:style style:name="P48" style:family="paragraph" style:parent-style-name="Standard">
      <style:paragraph-properties fo:line-height="100%" fo:text-align="justify" style:justify-single-word="false"/>
      <style:text-properties fo:language="es" fo:country="ES" officeooo:paragraph-rsid="00105448" fo:background-color="#e8f2a1"/>
    </style:style>
    <style:style style:name="P49" style:family="paragraph" style:parent-style-name="Standard">
      <style:paragraph-properties fo:line-height="100%" fo:text-align="justify" style:justify-single-word="false"/>
      <style:text-properties fo:language="es" fo:country="ES" officeooo:rsid="00105448" officeooo:paragraph-rsid="00105448" fo:background-color="#e8f2a1"/>
    </style:style>
    <style:style style:name="P50" style:family="paragraph" style:parent-style-name="Standard">
      <style:paragraph-properties fo:line-height="100%" fo:text-align="justify" style:justify-single-word="false"/>
      <style:text-properties fo:language="es" fo:country="ES" officeooo:rsid="000c5e3b" officeooo:paragraph-rsid="00105448" fo:background-color="#e8f2a1"/>
    </style:style>
    <style:style style:name="P51" style:family="paragraph" style:parent-style-name="Standard">
      <style:paragraph-properties fo:line-height="100%" fo:text-align="justify" style:justify-single-word="false"/>
      <style:text-properties fo:language="es" fo:country="ES" officeooo:rsid="000e7e87" officeooo:paragraph-rsid="000e7e87" fo:background-color="#e8f2a1"/>
    </style:style>
    <style:style style:name="P52" style:family="paragraph" style:parent-style-name="Standard">
      <style:paragraph-properties fo:line-height="100%" fo:text-align="justify" style:justify-single-word="false"/>
      <style:text-properties fo:language="es" fo:country="ES" officeooo:rsid="000e7e87" officeooo:paragraph-rsid="000e7e87"/>
    </style:style>
    <style:style style:name="P53" style:family="paragraph" style:parent-style-name="Standard" style:master-page-name="Standard">
      <style:paragraph-properties fo:line-height="100%" fo:text-align="justify" style:justify-single-word="false" style:page-number="auto" fo:break-before="page"/>
      <style:text-properties officeooo:paragraph-rsid="001675bb"/>
    </style:style>
    <style:style style:name="P54" style:family="paragraph" style:parent-style-name="Standard" style:master-page-name="Standard">
      <style:paragraph-properties fo:line-height="100%" fo:text-align="justify" style:justify-single-word="false" style:page-number="auto" fo:break-before="page"/>
      <style:text-properties officeooo:paragraph-rsid="00179271"/>
    </style:style>
    <style:style style:name="P55" style:family="paragraph" style:parent-style-name="Standard" style:master-page-name="Standard">
      <style:paragraph-properties fo:line-height="100%" fo:text-align="justify" style:justify-single-word="false" style:page-number="auto"/>
      <style:text-properties style:font-name="Linux Libertine Display G" fo:font-size="12pt" fo:language="es" fo:country="ES" officeooo:paragraph-rsid="00062768" style:font-size-asian="12pt" style:font-size-complex="12pt"/>
    </style:style>
    <style:style style:name="P56" style:family="paragraph" style:parent-style-name="Standard" style:master-page-name="Standard">
      <style:paragraph-properties fo:line-height="100%" fo:text-align="justify" style:justify-single-word="false" style:page-number="auto" fo:break-before="page"/>
      <style:text-properties fo:language="es" fo:country="ES" officeooo:paragraph-rsid="000c6513"/>
    </style:style>
    <style:style style:name="P57" style:family="paragraph" style:parent-style-name="Standard" style:master-page-name="Standard">
      <style:paragraph-properties fo:line-height="100%" fo:text-align="justify" style:justify-single-word="false" style:page-number="auto" fo:break-before="page"/>
      <style:text-properties fo:language="es" fo:country="ES" officeooo:paragraph-rsid="000c6513"/>
    </style:style>
    <style:style style:name="P58" style:family="paragraph" style:parent-style-name="Standard" style:master-page-name="Standard">
      <style:paragraph-properties fo:line-height="100%" fo:text-align="justify" style:justify-single-word="false" style:page-number="auto" fo:break-before="page"/>
      <style:text-properties fo:language="es" fo:country="ES" officeooo:paragraph-rsid="000c6513"/>
    </style:style>
    <style:style style:name="P59" style:family="paragraph" style:parent-style-name="Standard" style:master-page-name="Standard">
      <style:paragraph-properties fo:line-height="100%" fo:text-align="justify" style:justify-single-word="false" style:page-number="auto" fo:break-before="page"/>
      <style:text-properties fo:language="es" fo:country="ES" officeooo:paragraph-rsid="000c6513"/>
    </style:style>
    <style:style style:name="P60" style:family="paragraph" style:parent-style-name="Standard" style:master-page-name="Standard">
      <style:paragraph-properties fo:line-height="100%" fo:text-align="justify" style:justify-single-word="false" style:page-number="auto" fo:break-before="page"/>
      <style:text-properties fo:language="es" fo:country="ES" officeooo:paragraph-rsid="000c6513"/>
    </style:style>
    <style:style style:name="P61" style:family="paragraph" style:parent-style-name="Standard" style:master-page-name="Standard">
      <style:paragraph-properties fo:line-height="100%" fo:text-align="justify" style:justify-single-word="false" style:page-number="auto" fo:break-before="page"/>
      <style:text-properties fo:language="es" fo:country="ES" officeooo:paragraph-rsid="000c6513"/>
    </style:style>
    <style:style style:name="P62" style:family="paragraph" style:parent-style-name="Standard" style:master-page-name="Standard">
      <style:paragraph-properties fo:line-height="100%" fo:text-align="justify" style:justify-single-word="false" style:page-number="auto" fo:break-before="page"/>
      <style:text-properties fo:language="es" fo:country="ES" officeooo:paragraph-rsid="000c6513"/>
    </style:style>
    <style:style style:name="T1" style:family="text">
      <style:text-properties fo:font-size="12pt" fo:language="es" fo:country="ES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62768"/>
    </style:style>
    <style:style style:name="T4" style:family="text">
      <style:text-properties style:use-window-font-color="true" style:font-name="Linux Libertine Display G" fo:font-size="12pt" style:font-name-asian="Times New Roman" style:font-size-asian="12pt" style:font-name-complex="Times New Roman" style:font-size-complex="12pt" style:language-complex="ar" style:country-complex="SA"/>
    </style:style>
    <style:style style:name="T5" style:family="text">
      <style:text-properties style:use-window-font-color="true" style:font-name="Linux Libertine Display G" fo:font-size="12pt" officeooo:rsid="00062768" style:font-name-asian="Times New Roman" style:font-size-asian="12pt" style:font-name-complex="Times New Roman" style:font-size-complex="12pt" style:language-complex="ar" style:country-complex="SA"/>
    </style:style>
    <style:style style:name="T6" style:family="text">
      <style:text-properties style:use-window-font-color="true" style:font-name="Linux Libertine Display G" fo:font-size="12pt" officeooo:rsid="000ccc9c" style:font-name-asian="Times New Roman" style:font-size-asian="12pt" style:font-name-complex="Times New Roman" style:font-size-complex="12pt" style:language-complex="ar" style:country-complex="SA"/>
    </style:style>
    <style:style style:name="T7" style:family="text">
      <style:text-properties style:use-window-font-color="true" style:font-name="Linux Libertine Display G" fo:font-size="12pt" officeooo:rsid="000afb1f" style:font-name-asian="Times New Roman" style:font-size-asian="12pt" style:font-name-complex="Times New Roman" style:font-size-complex="12pt" style:language-complex="ar" style:country-complex="SA"/>
    </style:style>
    <style:style style:name="T8" style:family="text">
      <style:text-properties style:use-window-font-color="true" style:font-name="Linux Libertine Display G" fo:font-size="12pt" officeooo:rsid="000cbddb" style:font-name-asian="Times New Roman" style:font-size-asian="12pt" style:font-name-complex="Times New Roman" style:font-size-complex="12pt" style:language-complex="ar" style:country-complex="SA"/>
    </style:style>
    <style:style style:name="T9" style:family="text">
      <style:text-properties style:use-window-font-color="true" style:font-name="Linux Libertine Display G" fo:font-size="12pt" officeooo:rsid="00105448" style:font-name-asian="Times New Roman" style:font-size-asian="12pt" style:font-name-complex="Times New Roman" style:font-size-complex="12pt" style:language-complex="ar" style:country-complex="SA"/>
    </style:style>
    <style:style style:name="T10" style:family="text">
      <style:text-properties style:use-window-font-color="true" style:font-name="Linux Libertine Display G" fo:font-size="12pt" officeooo:rsid="00122d5b" style:font-name-asian="Times New Roman" style:font-size-asian="12pt" style:font-name-complex="Times New Roman" style:font-size-complex="12pt" style:language-complex="ar" style:country-complex="SA"/>
    </style:style>
    <style:style style:name="T11" style:family="text">
      <style:text-properties style:use-window-font-color="true" style:font-name="Linux Libertine Display G" fo:font-size="12pt" officeooo:rsid="00128ac0" style:font-name-asian="Times New Roman" style:font-size-asian="12pt" style:font-name-complex="Times New Roman" style:font-size-complex="12pt" style:language-complex="ar" style:country-complex="SA"/>
    </style:style>
    <style:style style:name="T12" style:family="text">
      <style:text-properties style:use-window-font-color="true" style:font-name="Linux Libertine Display G" fo:font-size="12pt" officeooo:rsid="0011e3ec" style:font-name-asian="Times New Roman" style:font-size-asian="12pt" style:font-name-complex="Times New Roman" style:font-size-complex="12pt" style:language-complex="ar" style:country-complex="SA"/>
    </style:style>
    <style:style style:name="T13" style:family="text">
      <style:text-properties style:use-window-font-color="true" style:font-name="Linux Libertine Display G" fo:font-size="12pt" officeooo:rsid="001417d8" style:font-name-asian="Times New Roman" style:font-size-asian="12pt" style:font-name-complex="Times New Roman" style:font-size-complex="12pt" style:language-complex="ar" style:country-complex="SA"/>
    </style:style>
    <style:style style:name="T14" style:family="text">
      <style:text-properties style:use-window-font-color="true" style:font-name="Linux Libertine Display G" fo:font-size="12pt" officeooo:rsid="0010e21e" style:font-name-asian="Times New Roman" style:font-size-asian="12pt" style:font-name-complex="Times New Roman" style:font-size-complex="12pt" style:language-complex="ar" style:country-complex="SA"/>
    </style:style>
    <style:style style:name="T15" style:family="text">
      <style:text-properties style:use-window-font-color="true" style:font-name="Linux Libertine Display G" fo:font-size="12pt" officeooo:rsid="00118762" style:font-name-asian="Times New Roman" style:font-size-asian="12pt" style:font-name-complex="Times New Roman" style:font-size-complex="12pt" style:language-complex="ar" style:country-complex="SA"/>
    </style:style>
    <style:style style:name="T16" style:family="text">
      <style:text-properties style:use-window-font-color="true" style:font-name="Linux Libertine Display G" fo:font-size="12pt" officeooo:rsid="00094b4b" style:font-name-asian="Times New Roman" style:font-size-asian="12pt" style:font-name-complex="Times New Roman" style:font-size-complex="12pt" style:language-complex="ar" style:country-complex="SA"/>
    </style:style>
    <style:style style:name="T17" style:family="text">
      <style:text-properties style:use-window-font-color="true" style:font-name="Linux Libertine Display G" fo:font-size="12pt" officeooo:rsid="000c5e3b" style:font-name-asian="Times New Roman" style:font-size-asian="12pt" style:font-name-complex="Times New Roman" style:font-size-complex="12pt" style:language-complex="ar" style:country-complex="SA"/>
    </style:style>
    <style:style style:name="T18" style:family="text">
      <style:text-properties style:use-window-font-color="true" style:font-name="Linux Libertine Display G" fo:font-size="12pt" officeooo:rsid="000ee330" style:font-name-asian="Times New Roman" style:font-size-asian="12pt" style:font-name-complex="Times New Roman" style:font-size-complex="12pt" style:language-complex="ar" style:country-complex="SA"/>
    </style:style>
    <style:style style:name="T19" style:family="text">
      <style:text-properties style:use-window-font-color="true" style:font-name="Linux Libertine Display G" fo:font-size="12pt" officeooo:rsid="000a5570" style:font-name-asian="Times New Roman" style:font-size-asian="12pt" style:font-name-complex="Times New Roman" style:font-size-complex="12pt" style:language-complex="ar" style:country-complex="SA"/>
    </style:style>
    <style:style style:name="T20" style:family="text">
      <style:text-properties style:use-window-font-color="true" style:font-name="Linux Libertine Display G" fo:font-size="12pt" officeooo:rsid="000a195c" style:font-name-asian="Times New Roman" style:font-size-asian="12pt" style:font-name-complex="Times New Roman" style:font-size-complex="12pt" style:language-complex="ar" style:country-complex="SA"/>
    </style:style>
    <style:style style:name="T21" style:family="text">
      <style:text-properties style:use-window-font-color="true" style:font-name="Linux Libertine Display G" fo:font-size="12pt" officeooo:rsid="000eac8c" style:font-name-asian="Times New Roman" style:font-size-asian="12pt" style:font-name-complex="Times New Roman" style:font-size-complex="12pt" style:language-complex="ar" style:country-complex="SA"/>
    </style:style>
    <style:style style:name="T22" style:family="text">
      <style:text-properties style:use-window-font-color="true" style:font-name="Linux Libertine Display G" fo:font-size="12pt" officeooo:rsid="000be4a7" style:font-name-asian="Times New Roman" style:font-size-asian="12pt" style:font-name-complex="Times New Roman" style:font-size-complex="12pt" style:language-complex="ar" style:country-complex="SA"/>
    </style:style>
    <style:style style:name="T23" style:family="text">
      <style:text-properties style:use-window-font-color="true" style:font-name="Linux Libertine Display G" fo:font-size="12pt" officeooo:rsid="000cb18a" style:font-name-asian="Times New Roman" style:font-size-asian="12pt" style:font-name-complex="Times New Roman" style:font-size-complex="12pt" style:language-complex="ar" style:country-complex="SA"/>
    </style:style>
    <style:style style:name="T24" style:family="text">
      <style:text-properties style:use-window-font-color="true" style:font-name="Linux Libertine Display G" fo:font-size="12pt" officeooo:rsid="000d2299" style:font-name-asian="Times New Roman" style:font-size-asian="12pt" style:font-name-complex="Times New Roman" style:font-size-complex="12pt" style:language-complex="ar" style:country-complex="SA"/>
    </style:style>
    <style:style style:name="T25" style:family="text">
      <style:text-properties style:use-window-font-color="true" style:font-name="Linux Libertine Display G" fo:font-size="12pt" officeooo:rsid="000eccd5" style:font-name-asian="Times New Roman" style:font-size-asian="12pt" style:font-name-complex="Times New Roman" style:font-size-complex="12pt" style:language-complex="ar" style:country-complex="SA"/>
    </style:style>
    <style:style style:name="T26" style:family="text">
      <style:text-properties style:use-window-font-color="true" style:font-name="Linux Libertine Display G" fo:font-size="12pt" officeooo:rsid="000c9022" style:font-name-asian="Times New Roman" style:font-size-asian="12pt" style:font-name-complex="Times New Roman" style:font-size-complex="12pt" style:language-complex="ar" style:country-complex="SA"/>
    </style:style>
    <style:style style:name="T27" style:family="text">
      <style:text-properties style:use-window-font-color="true" style:font-name="Linux Libertine Display G" fo:font-size="12pt" officeooo:rsid="000ae6a3" style:font-name-asian="Times New Roman" style:font-size-asian="12pt" style:font-name-complex="Times New Roman" style:font-size-complex="12pt" style:language-complex="ar" style:country-complex="SA"/>
    </style:style>
    <style:style style:name="T28" style:family="text">
      <style:text-properties style:use-window-font-color="true" style:font-name="Linux Libertine Display G" fo:font-size="12pt" officeooo:rsid="00087f36" style:font-name-asian="Times New Roman" style:font-size-asian="12pt" style:font-name-complex="Times New Roman" style:font-size-complex="12pt" style:language-complex="ar" style:country-complex="SA"/>
    </style:style>
    <style:style style:name="T29" style:family="text">
      <style:text-properties style:use-window-font-color="true" style:font-name="Linux Libertine Display G" fo:font-size="12pt" officeooo:rsid="000b2b46" style:font-name-asian="Times New Roman" style:font-size-asian="12pt" style:font-name-complex="Times New Roman" style:font-size-complex="12pt" style:language-complex="ar" style:country-complex="SA"/>
    </style:style>
    <style:style style:name="T30" style:family="text">
      <style:text-properties style:use-window-font-color="true" style:font-name="Linux Libertine Display G" fo:font-size="12pt" officeooo:rsid="000babb0" style:font-name-asian="Times New Roman" style:font-size-asian="12pt" style:font-name-complex="Times New Roman" style:font-size-complex="12pt" style:language-complex="ar" style:country-complex="SA"/>
    </style:style>
    <style:style style:name="T31" style:family="text">
      <style:text-properties style:use-window-font-color="true" style:font-name="Linux Libertine Display G" fo:font-size="12pt" officeooo:rsid="000ce18a" style:font-name-asian="Times New Roman" style:font-size-asian="12pt" style:font-name-complex="Times New Roman" style:font-size-complex="12pt" style:language-complex="ar" style:country-complex="SA"/>
    </style:style>
    <style:style style:name="T32" style:family="text">
      <style:text-properties style:use-window-font-color="true" style:font-name="Linux Libertine Display G" fo:font-size="12pt" officeooo:rsid="00158a40" style:font-name-asian="Times New Roman" style:font-size-asian="12pt" style:font-name-complex="Times New Roman" style:font-size-complex="12pt" style:language-complex="ar" style:country-complex="SA"/>
    </style:style>
    <style:style style:name="T33" style:family="text">
      <style:text-properties style:use-window-font-color="true" style:font-name="Linux Libertine Display G" fo:font-size="12pt" officeooo:rsid="000cbddb" fo:background-color="#e8f2a1" loext:char-shading-value="0" style:font-name-asian="Times New Roman" style:font-size-asian="12pt" style:font-name-complex="Times New Roman" style:font-size-complex="12pt" style:language-complex="ar" style:country-complex="SA"/>
    </style:style>
    <style:style style:name="T34" style:family="text">
      <style:text-properties style:use-window-font-color="true" style:font-name="Linux Libertine Display G" fo:font-size="12pt" officeooo:rsid="000afb1f" fo:background-color="#e8f2a1" loext:char-shading-value="0" style:font-name-asian="Times New Roman" style:font-size-asian="12pt" style:font-name-complex="Times New Roman" style:font-size-complex="12pt" style:language-complex="ar" style:country-complex="SA"/>
    </style:style>
    <style:style style:name="T35" style:family="text">
      <style:text-properties style:use-window-font-color="true" style:font-name="Linux Libertine Display G" fo:font-size="12pt" officeooo:rsid="000c5e3b" fo:background-color="#e8f2a1" loext:char-shading-value="0" style:font-name-asian="Times New Roman" style:font-size-asian="12pt" style:font-name-complex="Times New Roman" style:font-size-complex="12pt" style:language-complex="ar" style:country-complex="SA"/>
    </style:style>
    <style:style style:name="T36" style:family="text">
      <style:text-properties style:use-window-font-color="true" style:font-name="Linux Libertine Display G" fo:font-size="12pt" officeooo:rsid="000ce18a" fo:background-color="#e8f2a1" loext:char-shading-value="0" style:font-name-asian="Times New Roman" style:font-size-asian="12pt" style:font-name-complex="Times New Roman" style:font-size-complex="12pt" style:language-complex="ar" style:country-complex="SA"/>
    </style:style>
    <style:style style:name="T37" style:family="text">
      <style:text-properties style:use-window-font-color="true" style:font-name="Linux Libertine Display G" fo:font-size="12pt" fo:background-color="#e8f2a1" loext:char-shading-value="0" style:font-name-asian="Times New Roman" style:font-size-asian="12pt" style:font-name-complex="Times New Roman" style:font-size-complex="12pt" style:language-complex="ar" style:country-complex="SA"/>
    </style:style>
    <style:style style:name="T38" style:family="text">
      <style:text-properties style:use-window-font-color="true" style:font-name="Linux Libertine Display G" fo:font-size="12pt" fo:font-weight="normal" officeooo:rsid="000d2299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39" style:family="text">
      <style:text-properties style:use-window-font-color="true" style:font-name="Linux Libertine Display G" fo:font-size="12pt" fo:font-weight="normal" officeooo:rsid="000c9022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40" style:family="text">
      <style:text-properties style:use-window-font-color="true" style:font-name="Linux Libertine Display G" fo:font-size="12pt" fo:font-weight="normal" officeooo:rsid="0013c95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41" style:family="text">
      <style:text-properties style:use-window-font-color="true" style:font-name="Linux Libertine Display G" fo:font-size="12pt" fo:language="es" fo:country="ES" officeooo:rsid="00062768" style:font-name-asian="Times New Roman" style:font-size-asian="12pt" style:font-name-complex="Times New Roman" style:font-size-complex="12pt" style:language-complex="ar" style:country-complex="SA"/>
    </style:style>
    <style:style style:name="T42" style:family="text">
      <style:text-properties style:use-window-font-color="true" style:font-name="Linux Libertine Display G" fo:font-size="12pt" fo:language="es" fo:country="ES" officeooo:rsid="001675bb" style:font-name-asian="Times New Roman" style:font-size-asian="12pt" style:font-name-complex="Times New Roman" style:font-size-complex="12pt" style:language-complex="ar" style:country-complex="SA"/>
    </style:style>
    <style:style style:name="T43" style:family="text">
      <style:text-properties style:use-window-font-color="true" style:font-name="Linux Libertine Display G" fo:font-size="12pt" fo:language="es" fo:country="ES" officeooo:rsid="00179271" style:font-name-asian="Times New Roman" style:font-size-asian="12pt" style:font-name-complex="Times New Roman" style:font-size-complex="12pt" style:language-complex="ar" style:country-complex="SA"/>
    </style:style>
    <style:style style:name="T44" style:family="text">
      <style:text-properties style:use-window-font-color="true" style:font-name-asian="Times New Roman" style:font-name-complex="Times New Roman" style:language-complex="ar" style:country-complex="SA"/>
    </style:style>
    <style:style style:name="T45" style:family="text">
      <style:text-properties style:use-window-font-color="true" officeooo:rsid="00062768" style:font-name-asian="Times New Roman" style:font-name-complex="Times New Roman" style:language-complex="ar" style:country-complex="SA"/>
    </style:style>
    <style:style style:name="T46" style:family="text">
      <style:text-properties style:use-window-font-color="true" officeooo:rsid="000cbddb" style:font-name-asian="Times New Roman" style:font-name-complex="Times New Roman" style:language-complex="ar" style:country-complex="SA"/>
    </style:style>
    <style:style style:name="T47" style:family="text">
      <style:text-properties style:use-window-font-color="true" officeooo:rsid="00128ac0" style:font-name-asian="Times New Roman" style:font-name-complex="Times New Roman" style:language-complex="ar" style:country-complex="SA"/>
    </style:style>
    <style:style style:name="T48" style:family="text">
      <style:text-properties style:use-window-font-color="true" officeooo:rsid="000dd3d4" style:font-name-asian="Times New Roman" style:font-name-complex="Times New Roman" style:language-complex="ar" style:country-complex="SA"/>
    </style:style>
    <style:style style:name="T49" style:family="text">
      <style:text-properties style:use-window-font-color="true" officeooo:rsid="000a0fbb" style:font-name-asian="Times New Roman" style:font-name-complex="Times New Roman" style:language-complex="ar" style:country-complex="SA"/>
    </style:style>
    <style:style style:name="T50" style:family="text">
      <style:text-properties style:use-window-font-color="true" officeooo:rsid="000ee330" style:font-name-asian="Times New Roman" style:font-name-complex="Times New Roman" style:language-complex="ar" style:country-complex="SA"/>
    </style:style>
    <style:style style:name="T51" style:family="text">
      <style:text-properties style:use-window-font-color="true" officeooo:rsid="000c9022" style:font-name-asian="Times New Roman" style:font-name-complex="Times New Roman" style:language-complex="ar" style:country-complex="SA"/>
    </style:style>
    <style:style style:name="T52" style:family="text">
      <style:text-properties style:use-window-font-color="true" officeooo:rsid="000babb0" style:font-name-asian="Times New Roman" style:font-name-complex="Times New Roman" style:language-complex="ar" style:country-complex="SA"/>
    </style:style>
    <style:style style:name="T53" style:family="text">
      <style:text-properties style:use-window-font-color="true" officeooo:rsid="00087f36" style:font-name-asian="Times New Roman" style:font-name-complex="Times New Roman" style:language-complex="ar" style:country-complex="SA"/>
    </style:style>
    <style:style style:name="T54" style:family="text">
      <style:text-properties style:use-window-font-color="true" officeooo:rsid="00179271" style:font-name-asian="Times New Roman" style:font-name-complex="Times New Roman" style:language-complex="ar" style:country-complex="SA"/>
    </style:style>
    <style:style style:name="T55" style:family="text">
      <style:text-properties style:use-window-font-color="true" officeooo:rsid="000ce18a" style:font-name-asian="Times New Roman" style:font-name-complex="Times New Roman" style:language-complex="ar" style:country-complex="SA"/>
    </style:style>
    <style:style style:name="T56" style:family="text">
      <style:text-properties style:use-window-font-color="true" fo:font-weight="normal" style:font-name-asian="Times New Roman" style:font-weight-asian="normal" style:font-name-complex="Times New Roman" style:language-complex="ar" style:country-complex="SA" style:font-weight-complex="normal"/>
    </style:style>
    <style:style style:name="T57" style:family="text">
      <style:text-properties officeooo:rsid="00087f36"/>
    </style:style>
    <style:style style:name="T58" style:family="text">
      <style:text-properties style:font-name="Linux Libertine Display G" fo:font-size="12pt" style:font-size-asian="12pt" style:font-size-complex="12pt"/>
    </style:style>
    <style:style style:name="T59" style:family="text">
      <style:text-properties style:font-name="Linux Libertine Display G" fo:font-size="12pt" officeooo:rsid="000afb1f" style:font-size-asian="12pt" style:font-size-complex="12pt"/>
    </style:style>
    <style:style style:name="T60" style:family="text">
      <style:text-properties style:font-name="Linux Libertine Display G" fo:font-size="12pt" officeooo:rsid="000cbddb" style:font-size-asian="12pt" style:font-size-complex="12pt"/>
    </style:style>
    <style:style style:name="T61" style:family="text">
      <style:text-properties style:font-name="Linux Libertine Display G" fo:font-size="12pt" officeooo:rsid="000dd3d4" style:font-size-asian="12pt" style:font-size-complex="12pt"/>
    </style:style>
    <style:style style:name="T62" style:family="text">
      <style:text-properties style:font-name="Linux Libertine Display G" fo:font-size="12pt" officeooo:rsid="00062768" style:font-size-asian="12pt" style:font-size-complex="12pt"/>
    </style:style>
    <style:style style:name="T63" style:family="text">
      <style:text-properties style:font-name="Linux Libertine Display G" fo:font-size="12pt" officeooo:rsid="000c5e3b" style:font-size-asian="12pt" style:font-size-complex="12pt"/>
    </style:style>
    <style:style style:name="T64" style:family="text">
      <style:text-properties style:font-name="Linux Libertine Display G" fo:font-size="12pt" officeooo:rsid="0010e21e" style:font-size-asian="12pt" style:font-size-complex="12pt"/>
    </style:style>
    <style:style style:name="T65" style:family="text">
      <style:text-properties style:font-name="Linux Libertine Display G" fo:font-size="12pt" officeooo:rsid="0011e3ec" style:font-size-asian="12pt" style:font-size-complex="12pt"/>
    </style:style>
    <style:style style:name="T66" style:family="text">
      <style:text-properties style:font-name="Linux Libertine Display G" fo:font-size="12pt" officeooo:rsid="000eccd5" style:font-size-asian="12pt" style:font-size-complex="12pt"/>
    </style:style>
    <style:style style:name="T67" style:family="text">
      <style:text-properties style:font-name="Linux Libertine Display G" fo:font-size="12pt" officeooo:rsid="00087f36" style:font-size-asian="12pt" style:font-size-complex="12pt"/>
    </style:style>
    <style:style style:name="T68" style:family="text">
      <style:text-properties style:font-name="Linux Libertine Display G" fo:font-size="12pt" officeooo:rsid="000c9022" style:font-size-asian="12pt" style:font-size-complex="12pt"/>
    </style:style>
    <style:style style:name="T69" style:family="text">
      <style:text-properties style:font-name="Linux Libertine Display G" fo:font-size="12pt" officeooo:rsid="000e7e87" style:font-size-asian="12pt" style:font-size-complex="12pt"/>
    </style:style>
    <style:style style:name="T70" style:family="text">
      <style:text-properties style:font-name="Linux Libertine Display G" fo:font-size="12pt" officeooo:rsid="000eac8c" style:font-size-asian="12pt" style:font-size-complex="12pt"/>
    </style:style>
    <style:style style:name="T71" style:family="text">
      <style:text-properties style:font-name="Linux Libertine Display G" fo:font-size="12pt" officeooo:rsid="00105448" style:font-size-asian="12pt" style:font-size-complex="12pt"/>
    </style:style>
    <style:style style:name="T72" style:family="text">
      <style:text-properties style:font-name="Linux Libertine Display G" fo:font-size="12pt" officeooo:rsid="00122d5b" style:font-size-asian="12pt" style:font-size-complex="12pt"/>
    </style:style>
    <style:style style:name="T73" style:family="text">
      <style:text-properties style:font-name="Linux Libertine Display G" fo:font-size="12pt" officeooo:rsid="00128ac0" style:font-size-asian="12pt" style:font-size-complex="12pt"/>
    </style:style>
    <style:style style:name="T74" style:family="text">
      <style:text-properties style:font-name="Linux Libertine Display G" fo:font-size="12pt" officeooo:rsid="00158a40" style:font-size-asian="12pt" style:font-size-complex="12pt"/>
    </style:style>
    <style:style style:name="T75" style:family="text">
      <style:text-properties style:font-name="Linux Libertine Display G" fo:font-size="12pt" officeooo:rsid="000c5e3b" fo:background-color="#e8f2a1" loext:char-shading-value="0" style:font-size-asian="12pt" style:font-size-complex="12pt"/>
    </style:style>
    <style:style style:name="T76" style:family="text">
      <style:text-properties style:font-name="Linux Libertine Display G" fo:font-size="12pt" fo:background-color="#e8f2a1" loext:char-shading-value="0" style:font-size-asian="12pt" style:font-size-complex="12pt"/>
    </style:style>
    <style:style style:name="T77" style:family="text">
      <style:text-properties style:font-name="Linux Libertine Display G" fo:font-size="12pt" officeooo:rsid="000afb1f" fo:background-color="#e8f2a1" loext:char-shading-value="0" style:font-size-asian="12pt" style:font-size-complex="12pt"/>
    </style:style>
    <style:style style:name="T78" style:family="text">
      <style:text-properties style:font-name="Linux Libertine Display G" fo:font-size="12pt" officeooo:rsid="00105448" fo:background-color="#e8f2a1" loext:char-shading-value="0" style:font-size-asian="12pt" style:font-size-complex="12pt"/>
    </style:style>
    <style:style style:name="T79" style:family="text">
      <style:text-properties style:font-name="Linux Libertine Display G" fo:font-size="12pt" officeooo:rsid="00122d5b" fo:background-color="#e8f2a1" loext:char-shading-value="0" style:font-size-asian="12pt" style:font-size-complex="12pt"/>
    </style:style>
    <style:style style:name="T80" style:family="text">
      <style:text-properties style:font-name="Linux Libertine Display G" fo:font-size="12pt" fo:language="es" fo:country="ES" style:font-size-asian="12pt" style:font-size-complex="12pt"/>
    </style:style>
    <style:style style:name="T81" style:family="text">
      <style:text-properties style:font-name="Linux Libertine Display G" fo:font-size="12pt" fo:language="es" fo:country="ES" officeooo:rsid="00062768" style:font-size-asian="12pt" style:font-size-complex="12pt"/>
    </style:style>
    <style:style style:name="T82" style:family="text">
      <style:text-properties officeooo:rsid="000a0fbb"/>
    </style:style>
    <style:style style:name="T83" style:family="text">
      <style:text-properties officeooo:rsid="000a3640"/>
    </style:style>
    <style:style style:name="T84" style:family="text">
      <style:text-properties officeooo:rsid="000eccd5"/>
    </style:style>
    <style:style style:name="T85" style:family="text">
      <style:text-properties officeooo:rsid="000be4a7"/>
    </style:style>
    <style:style style:name="T86" style:family="text">
      <style:text-properties fo:color="#c9211e" style:font-name="Linux Libertine Display G" fo:font-size="12pt" fo:font-weight="bold" officeooo:rsid="000d2299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87" style:family="text">
      <style:text-properties fo:color="#c9211e" fo:font-weight="bold" fo:background-color="#e8f2a1" loext:char-shading-value="0" style:font-weight-asian="bold" style:font-weight-complex="bold"/>
    </style:style>
    <style:style style:name="T88" style:family="text">
      <style:text-properties fo:color="#c9211e" fo:font-weight="bold" style:font-name-asian="Times New Roman" style:font-weight-asian="bold" style:font-name-complex="Times New Roman" style:language-complex="ar" style:country-complex="SA" style:font-weight-complex="bold"/>
    </style:style>
    <style:style style:name="T89" style:family="text">
      <style:text-properties fo:color="#c9211e" fo:font-weight="bold" officeooo:rsid="00087f36" style:font-name-asian="Times New Roman" style:font-weight-asian="bold" style:font-name-complex="Times New Roman" style:language-complex="ar" style:country-complex="SA" style:font-weight-complex="bold"/>
    </style:style>
    <style:style style:name="T90" style:family="text">
      <style:text-properties officeooo:rsid="000ae6a3"/>
    </style:style>
    <style:style style:name="T91" style:family="text">
      <style:text-properties officeooo:rsid="000eac8c"/>
    </style:style>
    <style:style style:name="T92" style:family="text">
      <style:text-properties officeooo:rsid="00105448"/>
    </style:style>
    <style:style style:name="T93" style:family="text">
      <style:text-properties fo:background-color="#e8f2a1" loext:char-shading-value="0"/>
    </style:style>
    <style:style style:name="T94" style:family="text">
      <style:text-properties officeooo:rsid="00128ac0"/>
    </style:style>
    <style:style style:name="T95" style:family="text">
      <style:text-properties officeooo:rsid="0013c95f"/>
    </style:style>
    <style:style style:name="T96" style:family="text">
      <style:text-properties fo:language="es" fo:country="ES"/>
    </style:style>
    <style:style style:name="T97" style:family="text">
      <style:text-properties officeooo:rsid="0017927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<text:bookmark-start text:name="__RefHeading___Toc307573171"/><text:span text:style-name="T45">Caso de uso: </text:span>[The use case name and functional area/package it resides in.]<text:bookmark-end text:name="__RefHeading___Toc307573171"/></text:p>
      <text:p text:style-name="P9"/>
      <text:p text:style-name="P9"><text:bookmark-start text:name="__RefHeading___Toc307573172"/><text:span text:style-name="T45">Descripción: </text:span>[A brief description of this <text:span text:style-name="T2">Use Case Specification</text:span>.]<text:bookmark-end text:name="__RefHeading___Toc307573172"/></text:p>
      <text:p text:style-name="P9"/>
      <text:p text:style-name="P23"><text:bookmark-start text:name="__RefHeading___Toc307573174"/>Actores implicados:<text:bookmark-end text:name="__RefHeading___Toc307573174"/></text:p>
      <text:p text:style-name="P23"/>
      <text:p text:style-name="P9"><text:bookmark-start text:name="__RefHeading___Toc307573185"/>Pre-Condi<text:span text:style-name="T3">ciones: </text:span>[A constraint that must be true when a use case is invoked]<text:bookmark-end text:name="__RefHeading___Toc307573185"/></text:p>
      <text:p text:style-name="P9"/>
      <text:p text:style-name="P10"><text:span text:style-name="T45">Flujo principal: </text:span>[The part of a use case that describes its most common implementation. <text:s/>The basic flow is written assuming that no errors or alternatives exist. <text:s/>Provide a short description of what the base flow should accomplish.]</text:p>
      <text:p text:style-name="P10"/>
      <text:p text:style-name="P10"><text:span text:style-name="T57"><text:tab/>1. </text:span>&lt; workflow step&gt;</text:p>
      <text:p text:style-name="P10"><text:span text:style-name="T57"><text:tab/>2. </text:span>The use case ends.<text:bookmark text:name="__RefHeading___Toc307573179"/></text:p>
      <text:p text:style-name="P8"/>
      <text:p text:style-name="P9"><text:span text:style-name="T3">Flujo alternativo: </text:span><text:bookmark-start text:name="__RefHeading___Toc307573180"/>&lt;name of alternate workflow&gt;<text:bookmark-end text:name="__RefHeading___Toc307573180"/> [A brief description of the alternate workflow.]</text:p>
      <text:p text:style-name="P9"/>
      <text:p text:style-name="P10"><text:span text:style-name="T57"><text:tab/>1. </text:span>&lt; workflow step&gt;</text:p>
      <text:p text:style-name="P10"><text:span text:style-name="T57"><text:tab/>2. </text:span>The use case ends.<text:bookmark text:name="__RefHeading___Toc307573181"/></text:p>
      <text:p text:style-name="P8"/>
      <text:p text:style-name="P9"><text:span text:style-name="T3">Flujo excepcional: </text:span>[The part of a use case that describes its error conditions.] <text:bookmark-start text:name="__RefHeading___Toc307573182"/>&lt;name of exception workflow&gt;<text:bookmark-end text:name="__RefHeading___Toc307573182"/> [A brief description of the exception workflow.]</text:p>
      <text:p text:style-name="P9"/>
      <text:p text:style-name="P10"><text:span text:style-name="T57"><text:tab/>1. </text:span>&lt; workflow step&gt;</text:p>
      <text:p text:style-name="P10"><text:span text:style-name="T57"><text:tab/>2. </text:span>The use case resumes at step 2 of the base flow.</text:p>
      <text:p text:style-name="P8"/>
      <text:p text:style-name="P9"><text:span text:style-name="T45">Requisitos especiales: </text:span>[The special requirements of the use case are included here. <text:s/>These requirements are not covered by the workflow as it has been described in the sections above.] <text:bookmark-start text:name="__RefHeading___Toc307573184"/>&lt;Name of Special Requirement&gt;<text:bookmark-end text:name="__RefHeading___Toc307573184"/> [A brief description of the special requirement.]</text:p>
      <text:p text:style-name="P8"><text:s text:c="2"/></text:p>
      <text:p text:style-name="P8"><text:bookmark-start text:name="__RefHeading___Toc307573186"/>Post-Condi<text:span text:style-name="T3">ciones: </text:span>[A constraint that must be true when a use case has ended]<text:bookmark-end text:name="__RefHeading___Toc307573186"/></text:p>
      <text:p text:style-name="P8"/>
      <text:p text:style-name="P26"><text:bookmark-start text:name="__RefHeading___Toc307573187"/>Puntos de extensión:<text:bookmark-end text:name="__RefHeading___Toc307573187"/></text:p>
      <text:p text:style-name="P8"><text:s text:c="2"/><text:bookmark-start text:name="__RefHeading___Toc307573188"/>&lt;&lt;Includes&gt;&gt;<text:bookmark-end text:name="__RefHeading___Toc307573188"/></text:p>
      <text:p text:style-name="P8">[In Unified Modeling Language (UML), a relationship from a base use case to an included use case specifying how the behavior defined for the included use case can be inserted into the behavior defined for the base use case.]</text:p>
      <text:p text:style-name="P8"><text:s text:c="2"/><text:bookmark-start text:name="__RefHeading___Toc307573189"/>&lt;&lt;Extends&gt;&gt;<text:bookmark-end text:name="__RefHeading___Toc307573189"/></text:p>
      <text:p text:style-name="P8">[In UML, a relationship from an extending use case to a base use case specifying how the behavior defined for the extending use case can be optionally inserted into the behavior defined for the base use case.]</text:p>
      <text:p text:style-name="P8"/>
      <text:p text:style-name="P56"><text:span text:style-name="T5">Caso de uso: </text:span><text:span text:style-name="T6">CU01_RecuperarContraseña</text:span></text:p>
      <text:p text:style-name="P11"/>
      <text:p text:style-name="P42"><text:bookmark-start text:name="__RefHeading___Toc3075731721"/><text:span text:style-name="T5">Descripción: </text:span><text:span text:style-name="T7">Cuando un usuario previamente registrado en el sistema intenta acceder al mismo pero no recuerda su contraseña</text:span><text:bookmark-end text:name="__RefHeading___Toc3075731721"/></text:p>
      <text:p text:style-name="P11"/>
      <text:p text:style-name="P42"><text:bookmark-start text:name="__RefHeading___Toc3075731741"/><text:span text:style-name="T5">Actores implicados: </text:span><text:span text:style-name="T7">Usuario Anónimo</text:span><text:bookmark-end text:name="__RefHeading___Toc3075731741"/></text:p>
      <text:p text:style-name="P11"/>
      <text:p text:style-name="P24">Flujo principal:</text:p>
      <text:p text:style-name="P24"/>
      <text:p text:style-name="P42"><text:span text:style-name="T8"><text:tab/>1. </text:span><text:span text:style-name="T59">el usuario hace click en la opción “¿olvido su contraseña?”</text:span></text:p>
      <text:p text:style-name="P42"><text:span text:style-name="T8"><text:tab/></text:span><text:span text:style-name="T33">2. </text:span><text:span text:style-name="T34">el sistema</text:span><text:span text:style-name="T77"> </text:span><text:span text:style-name="T78">presenta el formulario de recuperación (</text:span><text:span text:style-name="T77">correo electrónico</text:span><text:span text:style-name="T78">)</text:span></text:p>
      <text:p text:style-name="P47"><text:span text:style-name="T60"><text:tab/>3. </text:span><text:span text:style-name="T59">el usuario introduce su correo y pulsa “enviar”</text:span></text:p>
      <text:p text:style-name="P48"><text:span text:style-name="T59"><text:tab/>4. </text:span><text:span text:style-name="T71">el sistema </text:span><text:span text:style-name="T9">comprueba</text:span><text:span text:style-name="T71"> los datos</text:span></text:p>
      <text:p text:style-name="P42"><text:span text:style-name="T60"><text:tab/></text:span><text:span text:style-name="T71">5</text:span><text:span text:style-name="T60">. </text:span><text:span text:style-name="T71">datos correctos. </text:span><text:span text:style-name="T59">el sistema envía un e-mail con un link a la página de nueva contraseña <text:tab/></text:span><text:span text:style-name="T60">e informa de ello al usuario </text:span><text:span text:style-name="T61">por pantalla</text:span><text:span text:style-name="T60">.</text:span></text:p>
      <text:p text:style-name="P43"><text:span text:style-name="T72"><text:tab/>6</text:span><text:span text:style-name="T60">. </text:span><text:span text:style-name="T59">el usuario accede a </text:span><text:span text:style-name="T61">través del link</text:span></text:p>
      <text:p text:style-name="P43"><text:span text:style-name="T71"><text:tab/></text:span><text:span text:style-name="T79">7. </text:span><text:span text:style-name="T78">el sistema muestra el formulario de nueva contraseña</text:span></text:p>
      <text:p text:style-name="P48"><text:span text:style-name="T71"><text:tab/></text:span><text:span text:style-name="T72">8. </text:span><text:span text:style-name="T71">el usuario </text:span><text:span text:style-name="T59">introduce </text:span><text:span text:style-name="T61">y envía </text:span><text:span text:style-name="T59">la nueva contraseña.</text:span></text:p>
      <text:p text:style-name="P49"><text:span text:style-name="T59"><text:tab/></text:span><text:span text:style-name="T72">9. </text:span><text:span text:style-name="T59">E</text:span><text:span text:style-name="T58">l sistema comprueba los datos</text:span></text:p>
      <text:p text:style-name="P42"><text:span text:style-name="T60"><text:tab/></text:span><text:span text:style-name="T72">10</text:span><text:span text:style-name="T60">. </text:span><text:span text:style-name="T71">datos correctos. </text:span><text:span text:style-name="T59">el sistema </text:span><text:span text:style-name="T60">registra la nueva contraseña y </text:span><text:span text:style-name="T59">muestra confirmación tanto <text:tab/>en pantalla como enviando</text:span><text:span text:style-name="T60"> </text:span><text:span text:style-name="T59">e-mail</text:span><text:bookmark-start text:name="__RefHeading___Toc3075731791"/><text:span text:style-name="T59"> </text:span><text:bookmark-end text:name="__RefHeading___Toc3075731791"/><text:span text:style-name="T60">a la dirección del usuario.</text:span></text:p>
      <text:p text:style-name="P11"/>
      <text:p text:style-name="P46"><text:span text:style-name="T62">Flujo</text:span><text:span text:style-name="T74">s</text:span><text:span text:style-name="T62"> alternativo</text:span><text:span text:style-name="T74">s</text:span><text:span text:style-name="T62"> </text:span><text:span text:style-name="T60">1 </text:span><text:span text:style-name="T74">y 2</text:span><text:span text:style-name="T62">: </text:span><text:span text:style-name="T62"><text:reference-ref text:reference-format="text" text:ref-name="errorFormulario">error_datos_formulario</text:reference-ref></text:span><text:span text:style-name="T62">. </text:span><text:span text:style-name="T72">L</text:span><text:span text:style-name="T10">a información enviada </text:span><text:span text:style-name="T11">en el punto 3 </text:span><text:span text:style-name="T10">no corresponde con una dirección de correo electrónico válida, ó </text:span><text:span text:style-name="T32">l</text:span><text:span text:style-name="T10">a información enviada </text:span><text:span text:style-name="T11">en el punto 8 </text:span><text:span text:style-name="T10">no corresponde con una c</text:span><text:span text:style-name="T11">ontraseña</text:span><text:span text:style-name="T10"> válida</text:span></text:p>
      <text:p text:style-name="P44"><text:span text:style-name="T12"/></text:p>
      <text:p text:style-name="P46"><text:span text:style-name="T13">(A)</text:span><text:span text:style-name="T5"> d</text:span><text:span text:style-name="T10">atos incorrectos. El </text:span><text:span text:style-name="T14">sistema detecta </text:span><text:span text:style-name="T15">la condición de error.</text:span><text:span text:style-name="T10"> </text:span><text:span text:style-name="T13">(B)</text:span><text:span text:style-name="T10"> </text:span><text:span text:style-name="T15">e</text:span><text:span text:style-name="T13">l sistema vuelve a la</text:span><text:span text:style-name="T15"> </text:span><text:span text:style-name="T14">pá</text:span><text:span text:style-name="T13">gina de formulario</text:span><text:span text:style-name="T14">. </text:span><text:span text:style-name="T13">(C)</text:span><text:span text:style-name="T11"> el sistema superpone </text:span><text:span text:style-name="T15">m</text:span><text:span text:style-name="T11">ensaje</text:span><text:span text:style-name="T15"> acerca de</text:span><text:span text:style-name="T11">l</text:span><text:span text:style-name="T15"> error concret</text:span><text:span text:style-name="T11">o</text:span><text:span text:style-name="T15"> y</text:span><text:span text:style-name="T14"> remarca los campos que deben ser modificados, </text:span><text:span text:style-name="T12">manteniendo el resto de campos, </text:span><text:span text:style-name="T11">si los hay,</text:span><text:span text:style-name="T12"> con la información original.</text:span></text:p>
      <text:p text:style-name="P42"><text:span text:style-name="T62"/></text:p>
      <text:p text:style-name="P42"><text:span text:style-name="T62">Flujo alternativo </text:span><text:span text:style-name="T73">3</text:span><text:span text:style-name="T62">: </text:span><text:bookmark-start text:name="__RefHeading___Toc3075731801"/><text:span text:style-name="T5">u</text:span><text:bookmark-end text:name="__RefHeading___Toc3075731801"/><text:span text:style-name="T8">suario_no_registrado. El usuario no se había registrado con anterioridad</text:span></text:p>
      <text:p text:style-name="P29"/>
      <text:p text:style-name="P29"><text:tab/><text:span text:style-name="T94">5</text:span>.b. <text:span text:style-name="T94">no existe</text:span> cuenta con el e-mail facilitado. <text:span text:style-name="T94">El sistema</text:span> no envía correo<text:bookmark text:name="__RefHeading___Toc3075731811"/> <text:span text:style-name="T94">alguno</text:span></text:p>
      <text:p text:style-name="P11"/>
      <text:p text:style-name="P42"><text:span text:style-name="T62">Flujo </text:span><text:span text:style-name="T5">e</text:span><text:span text:style-name="T11">xcepcional</text:span><text:span text:style-name="T62">: </text:span><text:bookmark-start text:name="__RefHeading___Toc30757318011"/><text:span text:style-name="T8">t</text:span><text:bookmark-end text:name="__RefHeading___Toc30757318011"/><text:span text:style-name="T8">ime_out. El usuario no envía la nueva contraseña en las X horas posteriores a la solicitud</text:span></text:p>
      <text:p text:style-name="P29"/>
      <text:p text:style-name="P11"><text:span text:style-name="T46"><text:tab/></text:span><text:span text:style-name="T47">8</text:span><text:span text:style-name="T46">.b. el sistema d</text:span><text:span text:style-name="T48">etecta el timeout e inhabilita la página de nueva contraseña</text:span></text:p>
      <text:p text:style-name="P30"/>
      <text:p text:style-name="P56"><text:span text:style-name="T5">Caso de uso: </text:span><text:span text:style-name="T6">CU02_A</text:span><text:span text:style-name="T16">lta</text:span></text:p>
      <text:p text:style-name="P11"/>
      <text:p text:style-name="P11"><text:bookmark-start text:name="__RefHeading___Toc3075731722"/><text:span text:style-name="T45">Descripción: </text:span><text:span text:style-name="T49">Proceso por el cual se crea un nuevo usuario registrado.</text:span><text:bookmark-end text:name="__RefHeading___Toc3075731722"/></text:p>
      <text:p text:style-name="P11"/>
      <text:p text:style-name="P24"><text:bookmark-start text:name="__RefHeading___Toc3075731742"/>Actores implicados: <text:span text:style-name="T82">Usuario Anónimo</text:span><text:bookmark-end text:name="__RefHeading___Toc3075731742"/></text:p>
      <text:p text:style-name="P24"/>
      <text:p text:style-name="P42"><text:bookmark-start text:name="__RefHeading___Toc3075731851"/><text:span text:style-name="T58">Pre-Condi</text:span><text:span text:style-name="T62">ciones: </text:span><text:span text:style-name="T5">n</text:span><text:span text:style-name="T17">os encontramos situados en cualquiera de las página a las que tiene acceso un usuario anónimo</text:span><text:bookmark-end text:name="__RefHeading___Toc3075731851"/></text:p>
      <text:p text:style-name="P11"/>
      <text:p text:style-name="P24">Flujo principal:</text:p>
      <text:p text:style-name="P24"/>
      <text:p text:style-name="P42"><text:span text:style-name="T17"><text:tab/>1. el</text:span><text:span text:style-name="T63"> usuario anónimo pincha en la opción “Registrarse” que aparece arriba en todas las <text:tab/>páginas a las que tiene acceso</text:span></text:p>
      <text:p text:style-name="P42"><text:span text:style-name="T63"><text:tab/></text:span><text:span text:style-name="T75">2. el sistema presenta el formulario de acceso</text:span><text:span text:style-name="T76">.</text:span></text:p>
      <text:p text:style-name="P21"><text:tab/>3. el usuario introduce sus datos personales y los envía</text:p>
      <text:p text:style-name="P50"><text:span text:style-name="T58"><text:tab/>4. el sistema </text:span><text:span text:style-name="T64">comprueba los datos</text:span></text:p>
      <text:p text:style-name="P43"><text:span text:style-name="T71"><text:tab/>5. datos correctos. El sistema </text:span><text:span text:style-name="T63">envía </text:span><text:span text:style-name="T17">p</text:span><text:span text:style-name="T9">or</text:span><text:span text:style-name="T63"> e-mail </text:span><text:span text:style-name="T71">un link </text:span><text:span text:style-name="T63">de confirmación </text:span><text:span text:style-name="T17">d</text:span><text:span text:style-name="T63">e seguridad</text:span></text:p>
      <text:p text:style-name="P15"><text:tab/>5. el usuario <text:span text:style-name="T92">accede al link</text:span>, confirmado así su dirección de correo</text:p>
      <text:p text:style-name="P42"><text:span text:style-name="T63"><text:tab/>6. el sistema registra la informacion del usuario y le muestra mensaje de confirmación/<text:tab/></text:span><text:span text:style-name="T65">bienvenida</text:span><text:span text:style-name="T63"> por pantalla y por e-mail.</text:span></text:p>
      <text:p text:style-name="P11"/>
      <text:p text:style-name="P43"><text:span text:style-name="T62">Flujo alternativo </text:span><text:span text:style-name="T65">1</text:span><text:span text:style-name="T62">: </text:span><text:span text:style-name="T62"><text:reference-ref text:reference-format="text" text:ref-name="errorFormulario">error_datos_formulario</text:reference-ref></text:span><text:span text:style-name="T62">. </text:span><text:span text:style-name="T64">El sistema detecta que los </text:span><text:span text:style-name="T5">d</text:span><text:span text:style-name="T14">atos proporcionados por el usuario que deben ser únicos coinciden con otro usuario ya registrado, ó que faltan datos obligatorios.</text:span></text:p>
      <text:p text:style-name="P11"/>
      <text:p text:style-name="P42"><text:span text:style-name="T62">Flujo excepcional:</text:span><text:bookmark-start text:name="__RefHeading___Toc3075731802"/><text:span text:style-name="T62"> </text:span><text:bookmark-end text:name="__RefHeading___Toc3075731802"/><text:span text:style-name="T62">time_out. </text:span><text:span text:style-name="T8">El usuario no </text:span><text:span text:style-name="T9">accede al link</text:span><text:span text:style-name="T8"> en las X horas posteriores a </text:span><text:span text:style-name="T9">su </text:span><text:span text:style-name="T18">envío</text:span></text:p>
      <text:p text:style-name="P29"/>
      <text:p text:style-name="P11"><text:span text:style-name="T46"><text:tab/></text:span><text:span text:style-name="T48">5</text:span><text:span text:style-name="T46">.b. el sistema d</text:span><text:span text:style-name="T48">etecta el timeout e inhabilita la página de</text:span><text:bookmark text:name="__RefHeading___Toc3075731812"/><text:span text:style-name="T48"> </text:span><text:span text:style-name="T50">confirmación de registro</text:span></text:p>
      <text:p text:style-name="P30"/>
      <text:p text:style-name="P56"><text:span text:style-name="T5">Caso de uso: </text:span><text:span text:style-name="T6">CU03_</text:span><text:span text:style-name="T19">Login</text:span></text:p>
      <text:p text:style-name="P11"/>
      <text:p text:style-name="P42"><text:bookmark-start text:name="__RefHeading___Toc3075731723"/><text:span text:style-name="T5">Descripción: </text:span><text:span text:style-name="T19">O</text:span><text:span text:style-name="T20">peraciones que tienen lugar durante el proceso de inicio de sesión de un usuario</text:span><text:bookmark-end text:name="__RefHeading___Toc3075731723"/></text:p>
      <text:p text:style-name="P11"/>
      <text:p text:style-name="P24"><text:bookmark-start text:name="__RefHeading___Toc3075731743"/>Actores implicados: <text:span text:style-name="T83">Usuario Anónimo</text:span><text:bookmark-end text:name="__RefHeading___Toc3075731743"/></text:p>
      <text:p text:style-name="P24"/>
      <text:p text:style-name="P42"><text:bookmark-start text:name="__RefHeading___Toc3075731852"/><text:span text:style-name="T58">Pre-Condi</text:span><text:span text:style-name="T62">ciones: </text:span><text:span text:style-name="T5">n</text:span><text:span text:style-name="T17">os encontramos situados en cualquiera de las página a las que tiene acceso un usuario anónimo </text:span><text:span text:style-name="T19">y este </text:span><text:span text:style-name="T17">pincha en la opción “L</text:span><text:span text:style-name="T19">ogin</text:span><text:span text:style-name="T17">” que aparece arriba en todas e</text:span><text:span text:style-name="T19">stas</text:span><text:span text:style-name="T17"> páginas, ó </text:span><text:span text:style-name="T19">lo hace en “Comprar” en la página de algún producto.</text:span><text:bookmark-end text:name="__RefHeading___Toc3075731852"/></text:p>
      <text:p text:style-name="P11"/>
      <text:p text:style-name="P24">Flujo principal:</text:p>
      <text:p text:style-name="P11"/>
      <text:p text:style-name="P42"><text:span text:style-name="T17"><text:tab/></text:span><text:span text:style-name="T35">1. </text:span><text:span text:style-name="T75">el sistema presenta el formulario de acceso</text:span><text:span text:style-name="T76">.</text:span></text:p>
      <text:p text:style-name="P21"><text:tab/>2. el usuario introduce sus credenciales y los envía</text:p>
      <text:p text:style-name="P22"><text:tab/>3. el sistema verifica los datos enviados</text:p>
      <text:p text:style-name="P16"><text:tab/><text:span text:style-name="T91">4</text:span>.<text:span text:style-name="T91"> datos correctos. E</text:span>l sistema vuelve a la página donde se estaba, esta vez como U<text:span text:style-name="T91">R</text:span>.</text:p>
      <text:p text:style-name="P11"/>
      <text:p text:style-name="P42"><text:span text:style-name="T62">Flujo alternativo: </text:span><text:bookmark-start text:name="__RefHeading___Toc3075731803"/><text:reference-mark-start text:name="errorFormulario"/><text:span text:style-name="T21">e</text:span><text:bookmark-end text:name="__RefHeading___Toc3075731803"/><text:span text:style-name="T21">rror_datos_formulario</text:span><text:reference-mark-end text:name="errorFormulario"/></text:p>
      <text:p text:style-name="P11"><text:s text:c="2"/></text:p>
      <text:p text:style-name="P30"><text:bookmark-start text:name="__RefHeading___Toc3075731861"/>Post-Condiciones: se ha efectuado el login de un usuario<text:bookmark-end text:name="__RefHeading___Toc3075731861"/></text:p>
      <text:p text:style-name="P31"/>
      <text:p text:style-name="P56"><text:span text:style-name="T5">Caso de uso: </text:span><text:span text:style-name="T6">CU04_Buscar</text:span></text:p>
      <text:p text:style-name="P11"/>
      <text:p text:style-name="P42"><text:bookmark-start text:name="__RefHeading___Toc3075731724"/><text:span text:style-name="T5">Descripción: </text:span><text:span text:style-name="T22">Un usuario explora el catálogo y acaba por abrir la ficha de un producto</text:span><text:bookmark-end text:name="__RefHeading___Toc3075731724"/></text:p>
      <text:p text:style-name="P11"/>
      <text:p text:style-name="P24"><text:bookmark-start text:name="__RefHeading___Toc3075731744"/>Actores implicados: <text:span text:style-name="T85">Usuario Anónimo, Usuario Registrado</text:span><text:bookmark-end text:name="__RefHeading___Toc3075731744"/></text:p>
      <text:p text:style-name="P24"/>
      <text:p text:style-name="P42"><text:bookmark-start text:name="__RefHeading___Toc3075731853"/><text:span text:style-name="T58">Pre-Condi</text:span><text:span text:style-name="T62">ciones: </text:span><text:span text:style-name="T5">N</text:span><text:span text:style-name="T22">os encontramos en cualquiera de las páginas que dan acceso al catálogo</text:span><text:bookmark-end text:name="__RefHeading___Toc3075731853"/></text:p>
      <text:p text:style-name="P11"/>
      <text:p text:style-name="P24">Flujo principal:</text:p>
      <text:p text:style-name="P11"/>
      <text:p text:style-name="P42"><text:span text:style-name="T67"><text:tab/>1. </text:span><text:span text:style-name="T23">el usuario </text:span><text:span text:style-name="T24">hace click en alguna de las categorías que el </text:span><text:span text:style-name="T86">catálogo flotante</text:span><text:span text:style-name="T24"> le muestra</text:span></text:p>
      <text:p text:style-name="P42"><text:span text:style-name="T24"><text:tab/>2. el sistema muestra la </text:span><text:span text:style-name="T86">página de resultados de búsqueda</text:span></text:p>
      <text:p text:style-name="P38"><text:tab/>3. el usuario hace click en alguno de los productos mostrados</text:p>
      <text:p text:style-name="P42"><text:span text:style-name="T38"><text:tab/>4. el sistema muestra la </text:span><text:span text:style-name="T86">página de ficha de producto</text:span><text:bookmark text:name="__RefHeading___Toc3075731792"/></text:p>
      <text:p text:style-name="P11"/>
      <text:p text:style-name="P42"><text:span text:style-name="T62">Flujo alternativo </text:span><text:span text:style-name="T66">1</text:span><text:span text:style-name="T62">: </text:span><text:bookmark-start text:name="__RefHeading___Toc3075731804"/><text:span text:style-name="T5">r</text:span><text:bookmark-end text:name="__RefHeading___Toc3075731804"/><text:span text:style-name="T24">efinamiento de búsqueda. Una vez en la página de resultados de búsqueda, el usuario a</text:span><text:span text:style-name="T25">ltera</text:span><text:span text:style-name="T24"> algún criterio de filtro de los mostrados a la izquierda</text:span></text:p>
      <text:p text:style-name="P11"/>
      <text:p text:style-name="P17"><text:bookmark-start text:name="__RefHeading___Toc3075731814"/><text:tab/>3.b. el usuario selecciona/<text:span text:style-name="T84">deselecciona</text:span> algún criterio de filtro de entre los mostrados en la <text:tab/>página de resultados de búsqueda. GOTO punto 2 del flujo principal.<text:bookmark-end text:name="__RefHeading___Toc3075731814"/></text:p>
      <text:p text:style-name="P11"/>
      <text:p text:style-name="P42"><text:span text:style-name="T62">Flujo alternativo </text:span><text:span text:style-name="T66">2</text:span><text:span text:style-name="T62">: </text:span><text:span text:style-name="T5">bú</text:span><text:span text:style-name="T25">squeda por texto</text:span><text:span text:style-name="T24">. E</text:span><text:span text:style-name="T25">l usuario introduce una cadena de texto en el cuadro de búsqueda</text:span></text:p>
      <text:p text:style-name="P11"/>
      <text:p text:style-name="P35"><text:bookmark-start text:name="__RefHeading___Toc30757318111"/><text:tab/>1.b. el usuario introduce una cadena de texto en el cuadro de búsqueda y pincha en <text:tab/>“buscar”. GOTO punto 2 del flujo principal.<text:bookmark-end text:name="__RefHeading___Toc30757318111"/></text:p>
      <text:p text:style-name="P31"/>
      <text:p text:style-name="P56"><text:span text:style-name="T5">Caso de uso: </text:span><text:span text:style-name="T6">CU05_Baja</text:span></text:p>
      <text:p text:style-name="P11"/>
      <text:p text:style-name="P42"><text:bookmark-start text:name="__RefHeading___Toc3075731725"/><text:span text:style-name="T5">Descripción: </text:span><text:span text:style-name="T26">Un usuario decide eliminar su cuenta en la tienda online</text:span><text:bookmark-end text:name="__RefHeading___Toc3075731725"/></text:p>
      <text:p text:style-name="P11"/>
      <text:p text:style-name="P11"><text:bookmark-start text:name="__RefHeading___Toc3075731745"/><text:span text:style-name="T45">Actores implicados: </text:span><text:span text:style-name="T51">Usuario Registrado</text:span><text:bookmark-end text:name="__RefHeading___Toc3075731745"/></text:p>
      <text:p text:style-name="P11"/>
      <text:p text:style-name="P24">Flujo principal:</text:p>
      <text:p text:style-name="P24"/>
      <text:p text:style-name="P18"><text:bookmark-start text:name="__RefHeading___Toc3075731793"/><text:span text:style-name="T45"><text:tab/>1. </text:span><text:span text:style-name="T44">el usuario hace click en “</text:span><text:span text:style-name="T88">área personal”</text:span><text:bookmark-end text:name="__RefHeading___Toc3075731793"/></text:p>
      <text:p text:style-name="P18"><text:span text:style-name="T56"><text:tab/>2. el sistema muestra la </text:span><text:span text:style-name="T88">página de área personal</text:span></text:p>
      <text:p text:style-name="P39"><text:tab/>3. el usuario selecciona “eliminar cuenta”</text:p>
      <text:p text:style-name="P39"><text:tab/><text:span text:style-name="T93">4. el sistema muestra </text:span><text:span text:style-name="T87">formulario de eliminación de cuenta</text:span></text:p>
      <text:p text:style-name="P40"><text:tab/>5. el usuario rellena y envía el formulario</text:p>
      <text:p text:style-name="P41"><text:tab/>6. el sistema comprueba los datos</text:p>
      <text:p text:style-name="P39"><text:tab/><text:span text:style-name="T95">7</text:span>. <text:span text:style-name="T95">datos correctos. </text:span>el sistema p<text:span text:style-name="T95">ide confirmación a través de cuadro de diálogo</text:span></text:p>
      <text:p text:style-name="P39"><text:tab/><text:span text:style-name="T95">8</text:span>. el usuario confirma</text:p>
      <text:p text:style-name="P42"><text:span text:style-name="T39"><text:tab/></text:span><text:span text:style-name="T40">9</text:span><text:span text:style-name="T39">. el sistema a</text:span><text:span text:style-name="T40">ctualiza</text:span><text:span text:style-name="T39"> estado del usuario y muestra mensaje de confirmación.</text:span></text:p>
      <text:p text:style-name="P39"><text:tab/><text:span text:style-name="T95">10</text:span>. el sistema envía e-mail de confirmación</text:p>
      <text:p text:style-name="P39"><text:tab/>1<text:span text:style-name="T95">1</text:span>. el <text:span text:style-name="T95">sistema muestra la página de inicio</text:span></text:p>
      <text:p text:style-name="P11"/>
      <text:p text:style-name="P45"><text:span text:style-name="T62">Flujo </text:span><text:span text:style-name="T5">a</text:span><text:span text:style-name="T21">lternativo 1</text:span><text:bookmark-start text:name="__RefHeading___Toc3075731805"/><text:span text:style-name="T5">:</text:span><text:bookmark-end text:name="__RefHeading___Toc3075731805"/><text:span text:style-name="T5"> </text:span><text:span text:style-name="T5"><text:reference-ref text:reference-format="text" text:ref-name="errorFormulario">error_datos_formulario</text:reference-ref></text:span></text:p>
      <text:p text:style-name="P45"><text:span text:style-name="T62"/></text:p>
      <text:p text:style-name="P42"><text:span text:style-name="T62">Flujo alternativo </text:span><text:span text:style-name="T70">2</text:span><text:span text:style-name="T62">:</text:span><text:span text:style-name="T58"> </text:span><text:span text:style-name="T68">el usuario cancela el proceso de baja</text:span></text:p>
      <text:p text:style-name="P11"/>
      <text:p text:style-name="P42"><text:span text:style-name="T68"><text:tab/>5.b. </text:span><text:span text:style-name="T26">el usuario cancela el proceso de baja</text:span><text:bookmark text:name="__RefHeading___Toc3075731815"/><text:span text:style-name="T26">. GOTO punto 2 del flujo principal.</text:span></text:p>
      <text:p text:style-name="P36"/>
      <text:p text:style-name="P42"><text:span text:style-name="T62">Flujo alternativo </text:span><text:span text:style-name="T70">3</text:span><text:span text:style-name="T62">:</text:span><text:span text:style-name="T58"> </text:span><text:span text:style-name="T68">el usuario cancela el proceso de baja</text:span></text:p>
      <text:p text:style-name="P11"/>
      <text:p text:style-name="P42"><text:span text:style-name="T26"><text:tab/>7.b. el usuario cancela el proceso de baja</text:span><text:bookmark text:name="__RefHeading___Toc30757318112"/><text:span text:style-name="T26">. GOTO punto 2 del flujo principal.</text:span></text:p>
      <text:p text:style-name="P11"/>
      <text:p text:style-name="P42"><text:bookmark-start text:name="__RefHeading___Toc3075731862"/><text:span text:style-name="T58">Post-Condi</text:span><text:span text:style-name="T62">ciones: </text:span><text:span text:style-name="T5">e</text:span><text:span text:style-name="T26">l usuario ya no figura como dado de alta en la aplicación</text:span><text:bookmark-end text:name="__RefHeading___Toc3075731862"/></text:p>
      <text:p text:style-name="P11"/>
      <text:p text:style-name="P31"/>
      <text:p text:style-name="P56"><text:span text:style-name="T5">Caso de uso: </text:span><text:span text:style-name="T6">CU06_</text:span><text:span text:style-name="T27">Logout</text:span></text:p>
      <text:p text:style-name="P11"/>
      <text:p text:style-name="P42"><text:bookmark-start text:name="__RefHeading___Toc3075731726"/><text:span text:style-name="T5">Descripción: </text:span><text:span text:style-name="T27">el usuario cierra su sesión</text:span><text:bookmark-end text:name="__RefHeading___Toc3075731726"/></text:p>
      <text:p text:style-name="P11"/>
      <text:p text:style-name="P24"><text:bookmark-start text:name="__RefHeading___Toc3075731746"/>Actores implicados: <text:span text:style-name="T90">Usuario Registrado</text:span><text:bookmark-end text:name="__RefHeading___Toc3075731746"/></text:p>
      <text:p text:style-name="P24"/>
      <text:p text:style-name="P42"><text:bookmark-start text:name="__RefHeading___Toc3075731854"/><text:span text:style-name="T58">Pre-Condi</text:span><text:span text:style-name="T62">ciones: </text:span><text:span text:style-name="T5">e</text:span><text:span text:style-name="T27">l usuario está con su sesión abierta en el sistema</text:span><text:bookmark-end text:name="__RefHeading___Toc3075731854"/></text:p>
      <text:p text:style-name="P11"/>
      <text:p text:style-name="P24">Flujo principal: </text:p>
      <text:p text:style-name="P11"/>
      <text:p text:style-name="P42"><text:span text:style-name="T67"><text:tab/>1. </text:span><text:span text:style-name="T28">e</text:span><text:span text:style-name="T27">l usuario hace click en “cerrar sesión”</text:span></text:p>
      <text:p text:style-name="P37"><text:tab/>2. el sistema requiere confirmación a través de cuadro de diálogo</text:p>
      <text:p text:style-name="P37"><text:tab/>3. el usuario confirma</text:p>
      <text:p text:style-name="P42"><text:span text:style-name="T27"><text:tab/>4. </text:span><text:bookmark text:name="__RefHeading___Toc3075731794"/><text:span text:style-name="T28">e</text:span><text:span text:style-name="T27">l sistema cierra la sesión del usuario</text:span></text:p>
      <text:p text:style-name="P37"><text:tab/>5. el sistema muestra la página de inicio</text:p>
      <text:p text:style-name="P11"/>
      <text:p text:style-name="P42"><text:span text:style-name="T62">Flujo alternativo: </text:span><text:span text:style-name="T5">e</text:span><text:span text:style-name="T27">l usuario cancela el logout</text:span></text:p>
      <text:p text:style-name="P11"/>
      <text:p text:style-name="P42"><text:span text:style-name="T67"><text:tab/>3.b. </text:span><text:span text:style-name="T28">e</text:span><text:span text:style-name="T27">l usuario cancela el proceso de logout</text:span></text:p>
      <text:p text:style-name="P11"><text:span text:style-name="T57"><text:tab/></text:span><text:bookmark text:name="__RefHeading___Toc3075731816"/><text:span text:style-name="T57">4.b. el sistema muestra la última página antes de empezar el logout</text:span></text:p>
      <text:p text:style-name="P11"><text:s text:c="2"/></text:p>
      <text:p text:style-name="P31"><text:bookmark-start text:name="__RefHeading___Toc3075731863"/>Post-Condi<text:span text:style-name="T3">ciones: el usuario ha efectuado el logout con éxito</text:span><text:bookmark-end text:name="__RefHeading___Toc3075731863"/></text:p>
      <text:p text:style-name="P31"/>
      <text:p text:style-name="P56"><text:span text:style-name="T5">Caso de uso: </text:span><text:span text:style-name="T6">CU07_</text:span><text:span text:style-name="T29">Modificar</text:span><text:span text:style-name="T6">P</text:span><text:span text:style-name="T29">erfil</text:span></text:p>
      <text:p text:style-name="P11"/>
      <text:p text:style-name="P42"><text:bookmark-start text:name="__RefHeading___Toc3075731727"/><text:span text:style-name="T5">Descripción: </text:span><text:span text:style-name="T30">El usuario modifica alguno de los datos de su perfil personal</text:span><text:bookmark-end text:name="__RefHeading___Toc3075731727"/></text:p>
      <text:p text:style-name="P11"/>
      <text:p text:style-name="P11"><text:bookmark-start text:name="__RefHeading___Toc3075731747"/><text:span text:style-name="T45">Actores implicados: </text:span><text:span text:style-name="T52">Usuario Registrado</text:span><text:bookmark-end text:name="__RefHeading___Toc3075731747"/></text:p>
      <text:p text:style-name="P11"/>
      <text:p text:style-name="P24">Flujo principal:</text:p>
      <text:p text:style-name="P11"/>
      <text:p text:style-name="P11"><text:span text:style-name="T57"><text:tab/></text:span><text:span text:style-name="T45">1. </text:span><text:span text:style-name="T53">el usuario hace click en “</text:span><text:span text:style-name="T89">área personal”</text:span></text:p>
      <text:p text:style-name="P18"><text:span text:style-name="T56"><text:tab/>2. el sistema muestra la </text:span><text:span text:style-name="T88">página de área personal</text:span></text:p>
      <text:p text:style-name="P42"><text:span text:style-name="T67"><text:tab/></text:span><text:span text:style-name="T69">3</text:span><text:span text:style-name="T67">. </text:span><text:bookmark text:name="__RefHeading___Toc3075731795"/><text:span text:style-name="T28">e</text:span><text:span text:style-name="T31">l usuario selecciona “modificar datos personales”</text:span></text:p>
      <text:p text:style-name="P52"><text:span text:style-name="T31"><text:tab/></text:span><text:span text:style-name="T36">4. </text:span><text:span text:style-name="T37">el sistema muestra el formulario de datos personales, rellenado con la información <text:tab/>actual del usuario</text:span></text:p>
      <text:p text:style-name="P51"><text:span text:style-name="T4"><text:tab/>5. el usuario modifica (o no) los datos del formulario y lo envía al sistema</text:span></text:p>
      <text:p text:style-name="P51"><text:span text:style-name="T4"><text:tab/>6. el sistema verifica los datos</text:span></text:p>
      <text:p text:style-name="P52"><text:span text:style-name="T4"><text:tab/>7. datos correctos. </text:span><text:span text:style-name="T39">el sistema a</text:span><text:span text:style-name="T40">ctualiza</text:span><text:span text:style-name="T39"> estado del usuario y muestra mensaje de <text:tab/>confirmación.</text:span></text:p>
      <text:p text:style-name="P52"><text:span text:style-name="T4"><text:tab/>8. el sistema muestra la página de área personal</text:span></text:p>
      <text:p text:style-name="P11"/>
      <text:p text:style-name="P45"><text:span text:style-name="T62">Flujo </text:span><text:span text:style-name="T5">a</text:span><text:span text:style-name="T21">lternativo 1</text:span><text:span text:style-name="T62">: </text:span><text:span text:style-name="T21"><text:reference-ref text:reference-format="text" text:ref-name="errorFormulario">error_datos_formulario</text:reference-ref></text:span></text:p>
      <text:p text:style-name="P11"/>
      <text:p text:style-name="P11"><text:span text:style-name="T3">Flujo alternativo 2: cancelación del proceso de modificación</text:span></text:p>
      <text:p text:style-name="P11"/>
      <text:p text:style-name="P11"><text:span text:style-name="T57"><text:tab/>5.b. en lugar de enviar el usuario selecciona “cancelar”</text:span></text:p>
      <text:p text:style-name="P12"><text:span text:style-name="T57"><text:tab/></text:span><text:bookmark text:name="__RefHeading___Toc3075731817"/><text:span text:style-name="T57">6.b. </text:span><text:span text:style-name="T53">el sistema muestra la página de área personal</text:span></text:p>
      <text:p text:style-name="P32"/>
      <text:p text:style-name="P53"><text:span text:style-name="T41">Caso de uso: </text:span><text:span text:style-name="T42">CU08_RealizarPedido</text:span></text:p>
      <text:p text:style-name="P13"/>
      <text:p text:style-name="P6"><text:bookmark-start text:name="__RefHeading___Toc3075731728"/><text:span text:style-name="T41">Descripción: </text:span><text:span text:style-name="T42">Un usuario realiza una compra a través de la aplicación web</text:span><text:bookmark-end text:name="__RefHeading___Toc3075731728"/></text:p>
      <text:p text:style-name="P13"/>
      <text:p text:style-name="P6"><text:bookmark-start text:name="__RefHeading___Toc3075731748"/><text:span text:style-name="T41">Actores implicados: </text:span><text:span text:style-name="T42">UR, UA</text:span><text:bookmark-end text:name="__RefHeading___Toc3075731748"/></text:p>
      <text:p text:style-name="P13"/>
      <text:p text:style-name="P13"><text:span text:style-name="T45">Flujo principal: </text:span></text:p>
      <text:p text:style-name="P13"/>
      <text:p text:style-name="P13"><text:tab/><text:span text:style-name="T97">1. el usuario realiza una búsqueda</text:span></text:p>
      <text:p text:style-name="P13"><text:span text:style-name="T57"><text:tab/>2. el usuario hace click en la opción “añadir al carrito”</text:span></text:p>
      <text:p text:style-name="P13"><text:span text:style-name="T57"><text:tab/>3. </text:span><text:bookmark text:name="__RefHeading___Toc3075731796"/><text:span text:style-name="T57">el sistema actualiza la información resumen acerca del carrito en la página actual</text:span></text:p>
      <text:p text:style-name="P20"><text:tab/>4. el UR hace click en “ir a pagar”</text:p>
      <text:p text:style-name="P20"><text:tab/>5. el sistema muestra la página del carrito</text:p>
      <text:p text:style-name="P20"><text:tab/>6. el UR hace click en “pagar”</text:p>
      <text:p text:style-name="P20"><text:tab/>7. el usuario realiza el pago</text:p>
      <text:p text:style-name="P20"><text:tab/>8. el sistema muestra confirmación por pantalla</text:p>
      <text:p text:style-name="P20"><text:tab/>9. el sistema envía detalles del pedido por e-mail</text:p>
      <text:p text:style-name="P13"/>
      <text:p text:style-name="P13"><text:span text:style-name="T3">Flujo alternativo: </text:span><text:bookmark-start text:name="__RefHeading___Toc3075731806"/>&lt;name of alternate workflow&gt;<text:bookmark-end text:name="__RefHeading___Toc3075731806"/> [A brief description of the alternate workflow.]</text:p>
      <text:p text:style-name="P13"/>
      <text:p text:style-name="P13"><text:span text:style-name="T57"><text:tab/>1. </text:span>&lt; workflow step&gt;</text:p>
      <text:p text:style-name="P13"><text:span text:style-name="T57"><text:tab/>2. </text:span>The use case ends.<text:bookmark text:name="__RefHeading___Toc3075731813"/></text:p>
      <text:p text:style-name="P13"/>
      <text:p text:style-name="P13"><text:span text:style-name="T3">Flujo excepcional: </text:span>[The part of a use case that describes its error conditions.] <text:bookmark-start text:name="__RefHeading___Toc3075731821"/>&lt;name of exception workflow&gt;<text:bookmark-end text:name="__RefHeading___Toc3075731821"/> [A brief description of the exception workflow.]</text:p>
      <text:p text:style-name="P13"/>
      <text:p text:style-name="P13"><text:span text:style-name="T57"><text:tab/>1. </text:span>&lt; workflow step&gt;</text:p>
      <text:p text:style-name="P13"><text:span text:style-name="T57"><text:tab/>2. </text:span>The use case resumes at step 2 of the base flow.</text:p>
      <text:p text:style-name="P13"/>
      <text:p text:style-name="P13"><text:span text:style-name="T45">Requisitos especiales: </text:span>[The special requirements of the use case are included here. <text:s/>These requirements are not covered by the workflow as it has been described in the sections above.] <text:bookmark-start text:name="__RefHeading___Toc3075731841"/>&lt;Name of Special Requirement&gt;<text:bookmark-end text:name="__RefHeading___Toc3075731841"/> [A brief description of the special requirement.]</text:p>
      <text:p text:style-name="P13"><text:s text:c="2"/></text:p>
      <text:p text:style-name="P13"><text:bookmark-start text:name="__RefHeading___Toc3075731864"/>Post-Condi<text:span text:style-name="T3">ciones: </text:span>[A constraint that must be true when a use case has ended]<text:bookmark-end text:name="__RefHeading___Toc3075731864"/></text:p>
      <text:p text:style-name="P13"/>
      <text:p text:style-name="P27"><text:bookmark-start text:name="__RefHeading___Toc3075731871"/>Puntos de extensión:<text:bookmark-end text:name="__RefHeading___Toc3075731871"/></text:p>
      <text:p text:style-name="P13"><text:s text:c="2"/><text:bookmark-start text:name="__RefHeading___Toc3075731881"/>&lt;&lt;Includes&gt;&gt;<text:bookmark-end text:name="__RefHeading___Toc3075731881"/></text:p>
      <text:p text:style-name="P13">[In Unified Modeling Language (UML), a relationship from a base use case to an included use case specifying how the behavior defined for the included use case can be inserted into the behavior defined for the base use case.]</text:p>
      <text:p text:style-name="P13"><text:s text:c="2"/><text:bookmark-start text:name="__RefHeading___Toc3075731891"/>&lt;&lt;Extends&gt;&gt;<text:bookmark-end text:name="__RefHeading___Toc3075731891"/></text:p>
      <text:p text:style-name="P33">[In UML, a relationship from an extending use case to a base use case specifying how the behavior defined for the extending use case can be optionally inserted into the behavior defined for the base use case.]</text:p>
      <text:p text:style-name="P33"/>
      <text:p text:style-name="P54"><text:span text:style-name="T41">Caso de uso: </text:span><text:span text:style-name="T43">CU09_ConsultarPedido</text:span></text:p>
      <text:p text:style-name="P14"/>
      <text:p text:style-name="P7"><text:bookmark-start text:name="__RefHeading___Toc3075731729"/><text:span text:style-name="T41">Descripción: </text:span><text:span text:style-name="T43">Un UR desea consutar cuál es el estado de un pedido concreto</text:span><text:bookmark-end text:name="__RefHeading___Toc3075731729"/></text:p>
      <text:p text:style-name="P14"/>
      <text:p text:style-name="P25"><text:bookmark-start text:name="__RefHeading___Toc3075731749"/>Actores implicados: <text:span text:style-name="T97">UR</text:span><text:bookmark-end text:name="__RefHeading___Toc3075731749"/></text:p>
      <text:p text:style-name="P25"/>
      <text:p text:style-name="P7"><text:bookmark-start text:name="__RefHeading___Toc3075731856"/><text:span text:style-name="T80">Pre-Condi</text:span><text:span text:style-name="T81">ciones: </text:span><text:span text:style-name="T41">e</text:span><text:span text:style-name="T43">l UR ya ha realizado algún pedido</text:span><text:bookmark-end text:name="__RefHeading___Toc3075731856"/></text:p>
      <text:p text:style-name="P14"/>
      <text:p text:style-name="P14"><text:span text:style-name="T45">Flujo principal: </text:span></text:p>
      <text:p text:style-name="P14"/>
      <text:p text:style-name="P14"><text:span text:style-name="T57"><text:tab/></text:span><text:span text:style-name="T45">1. </text:span><text:span text:style-name="T53">el usuario hace click en “</text:span><text:span text:style-name="T89">área personal”</text:span></text:p>
      <text:p text:style-name="P19"><text:span text:style-name="T56"><text:tab/>2. el sistema muestra la </text:span><text:span text:style-name="T88">página de área personal</text:span></text:p>
      <text:p text:style-name="P14"><text:span text:style-name="T57">3. </text:span><text:bookmark text:name="__RefHeading___Toc30757317951"/><text:span text:style-name="T53">e</text:span><text:span text:style-name="T55">l usuario selecciona “</text:span><text:span text:style-name="T54">mis pedidos en curso</text:span><text:span text:style-name="T55">”</text:span></text:p>
      <text:p text:style-name="P20"><text:span text:style-name="T55">4. </text:span><text:span text:style-name="T44">el sistema muestra una lista con todos los pedidos en curso del UR</text:span></text:p>
      <text:p text:style-name="P20"><text:span text:style-name="T44">5. el usuario hace click en algún pedido</text:span></text:p>
      <text:p text:style-name="P20"><text:span text:style-name="T44">6. el sistema muestra información detallada acerca del pedido</text:span></text:p>
      <text:p text:style-name="P14"/>
      <text:p text:style-name="P14"><text:span text:style-name="T3">Flujo alternativo: </text:span><text:bookmark-start text:name="__RefHeading___Toc3075731807"/>&lt;name of alternate workflow&gt;<text:bookmark-end text:name="__RefHeading___Toc3075731807"/> [A brief description of the alternate workflow.]</text:p>
      <text:p text:style-name="P14"/>
      <text:p text:style-name="P14"><text:span text:style-name="T57"><text:tab/>1. </text:span>&lt; workflow step&gt;</text:p>
      <text:p text:style-name="P14"><text:span text:style-name="T57"><text:tab/>2. </text:span>The use case ends.<text:bookmark text:name="__RefHeading___Toc3075731818"/></text:p>
      <text:p text:style-name="P14"/>
      <text:p text:style-name="P14"><text:span text:style-name="T3">Flujo excepcional: </text:span>[The part of a use case that describes its error conditions.] <text:bookmark-start text:name="__RefHeading___Toc3075731822"/>&lt;name of exception workflow&gt;<text:bookmark-end text:name="__RefHeading___Toc3075731822"/> [A brief description of the exception workflow.]</text:p>
      <text:p text:style-name="P14"/>
      <text:p text:style-name="P14"><text:span text:style-name="T57"><text:tab/>1. </text:span>&lt; workflow step&gt;</text:p>
      <text:p text:style-name="P14"><text:span text:style-name="T57"><text:tab/>2. </text:span>The use case resumes at step 2 of the base flow.</text:p>
      <text:p text:style-name="P14"/>
      <text:p text:style-name="P14"><text:span text:style-name="T45">Requisitos especiales: </text:span>[The special requirements of the use case are included here. <text:s/>These requirements are not covered by the workflow as it has been described in the sections above.] <text:bookmark-start text:name="__RefHeading___Toc3075731842"/>&lt;Name of Special Requirement&gt;<text:bookmark-end text:name="__RefHeading___Toc3075731842"/> [A brief description of the special requirement.]</text:p>
      <text:p text:style-name="P14"><text:s text:c="2"/></text:p>
      <text:p text:style-name="P14"><text:bookmark-start text:name="__RefHeading___Toc3075731865"/>Post-Condi<text:span text:style-name="T3">ciones: </text:span>[A constraint that must be true when a use case has ended]<text:bookmark-end text:name="__RefHeading___Toc3075731865"/></text:p>
      <text:p text:style-name="P14"/>
      <text:p text:style-name="P28"><text:bookmark-start text:name="__RefHeading___Toc3075731872"/>Puntos de extensión:<text:bookmark-end text:name="__RefHeading___Toc3075731872"/></text:p>
      <text:p text:style-name="P14"><text:s text:c="2"/><text:bookmark-start text:name="__RefHeading___Toc3075731882"/>&lt;&lt;Includes&gt;&gt;<text:bookmark-end text:name="__RefHeading___Toc3075731882"/></text:p>
      <text:p text:style-name="P14">[In Unified Modeling Language (UML), a relationship from a base use case to an included use case specifying how the behavior defined for the included use case can be inserted into the behavior defined for the base use case.]</text:p>
      <text:p text:style-name="P14"><text:s text:c="2"/><text:bookmark-start text:name="__RefHeading___Toc3075731892"/>&lt;&lt;Extends&gt;&gt;<text:bookmark-end text:name="__RefHeading___Toc3075731892"/></text:p>
      <text:p text:style-name="P34">[In UML, a relationship from an extending use case to a base use case specifying how the behavior defined for the extending use case can be optionally inserted into the behavior defined for the base use case.]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Symbol" svg:font-family="Symbol" style:font-family-generic="roman" style:font-pitch="variable" style:font-charset="x-symbol"/>
    <style:font-face style:name="Arial Unicode MS1" svg:font-family="'Arial Unicode MS'" style:font-family-generic="swiss"/>
    <style:font-face style:name="Linux Libertine Display G" svg:font-family="'Linux Libertine Display G'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.106cm" loext:contextual-spacing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loext:contextual-spacing="false" fo:text-align="justify" style:justify-single-word="false" fo:text-indent="0cm" style:auto-text-indent="false"/>
      <style:text-properties fo:color="#000000"/>
    </style:style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fo:font-size="18pt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Normal_20_Indent" style:display-name="Normal Indent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loext:contextual-spacing="false" fo:text-indent="0cm" style:auto-text-indent="false"/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foBlue" style:family="paragraph" style:parent-style-name="Standard" style:next-style-name="Text_20_body">
      <style:paragraph-properties fo:margin-top="0cm" fo:margin-bottom="0.212cm" loext:contextual-spacing="false"/>
      <style:text-properties fo:color="#0000ff" fo:font-size="12pt" fo:font-style="italic" style:font-size-asian="12pt" style:font-style-asian="italic" style:font-size-complex="12pt"/>
    </style:style>
    <style:style style:name="Bullet1" style:family="paragraph" style:parent-style-name="Standard">
      <style:paragraph-properties fo:margin-left="1.27cm" fo:margin-right="0cm" fo:text-indent="-0.762cm" style:auto-text-indent="false"/>
    </style:style>
    <style:style style:name="Tabletext" style:family="paragraph" style:parent-style-name="Standard">
      <style:paragraph-properties fo:margin-top="0cm" fo:margin-bottom="0.212cm" loext:contextual-spacing="false" fo:keep-together="always"/>
    </style:style>
    <style:style style:name="Bullet2" style:family="paragraph" style:parent-style-name="Standard">
      <style:paragraph-properties fo:margin-left="2.54cm" fo:margin-right="0cm" fo:text-indent="-0.635cm" style:auto-text-indent="false"/>
      <style:text-properties fo:color="#000080"/>
    </style:style>
    <style:style style:name="Document_20_Map" style:display-name="Document Map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ootnote" style:family="paragraph" style:parent-style-name="Standard" style:class="extra">
      <style:paragraph-properties fo:margin-left="0.635cm" fo:margin-right="0cm" fo:margin-top="0.071cm" fo:margin-bottom="0.071cm" loext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Main_20_Title" style:display-name="Main Title" style:family="paragraph" style:parent-style-name="Standard">
      <style:paragraph-properties fo:margin-top="0.847cm" fo:margin-bottom="0.106cm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Paragraph1" style:family="paragraph" style:parent-style-name="Standard">
      <style:paragraph-properties fo:margin-top="0.141cm" fo:margin-bottom="0cm" loext:contextual-spacing="false" fo:line-height="100%" fo:text-align="justify" style:justify-single-word="false"/>
    </style:style>
    <style:style style:name="Paragraph3" style:family="paragraph" style:parent-style-name="Standard">
      <style:paragraph-properties fo:margin-left="2.69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Body_20_Text_20_2" style:display-name="Body Text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 style:list-style-name="WW8Num9">
      <style:paragraph-properties fo:margin-left="1.27cm" fo:margin-right="0.635cm" fo:margin-top="0.212cm" fo:margin-bottom="0cm" loext:contextual-spacing="false" fo:line-height="100%" fo:text-align="justify" style:justify-single-word="false" fo:orphans="2" fo:widows="2" fo:text-indent="0cm" style:auto-text-indent="false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SubTitle" style:family="paragraph" style:parent-style-name="Heading">
      <style:paragraph-properties fo:orphans="2" fo:widows="2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>
      <style:text-properties style:text-position="super 58%" fo:font-size="10pt" style:font-size-asian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Header_20_Char" style:display-name="Header Char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0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0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0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0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0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0" style:num-suffix=".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0" style:num-suffix=".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0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2.064cm" fo:text-indent="-0.635cm" fo:margin-left="2.064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1.27cm" fo:margin-right="0cm" fo:line-height="100%" fo:text-indent="0cm" style:auto-text-indent="false">
        <style:tab-stops>
          <style:tab-stop style:position="8.414cm" style:type="center"/>
        </style:tab-stops>
      </style:paragraph-properties>
      <style:text-properties fo:language="es" fo:country="ES"/>
    </style:style>
    <style:style style:name="MP2" style:family="paragraph" style:parent-style-name="Header">
      <style:paragraph-properties fo:margin-left="1.27cm" fo:margin-right="0cm" fo:line-height="100%" fo:text-indent="0cm" style:auto-text-indent="false">
        <style:tab-stops>
          <style:tab-stop style:position="8.414cm" style:type="center"/>
        </style:tab-stops>
      </style:paragraph-properties>
      <style:text-properties style:font-name="Times New Roman" fo:font-size="9pt" fo:language="es" fo:country="ES" fo:font-style="normal" style:font-size-asian="9pt" style:font-style-asian="normal" style:font-name-complex="Times New Roman" style:font-size-complex="9pt"/>
    </style:style>
    <style:style style:name="MP3" style:family="paragraph" style:parent-style-name="Header">
      <style:paragraph-properties fo:margin-left="0.152cm" fo:margin-right="0cm" fo:text-indent="0cm" style:auto-text-indent="false">
        <style:tab-stops>
          <style:tab-stop style:position="16.51cm" style:type="right"/>
        </style:tab-stops>
      </style:paragraph-properties>
      <style:text-properties style:font-name="Times New Roman" fo:font-size="9pt" fo:language="es" fo:country="ES" fo:font-style="italic" style:font-size-asian="9pt" style:font-style-asian="italic" style:font-name-complex="Times New Roman" style:font-size-complex="9pt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Footer">
      <style:text-properties fo:language="es" fo:country="ES"/>
    </style:style>
    <style:style style:name="MT1" style:family="text">
      <style:text-properties fo:font-size="12pt" fo:language="es" fo:country="ES" style:font-size-asian="12pt" style:font-size-complex="12pt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loext:header-first>
        <text:p text:style-name="MP2"/>
        <text:p text:style-name="MP3"/>
      </loext:header-first>
      <style:footer>
        <text:p text:style-name="MP4"><text:span text:style-name="MT1">Page </text:span><text:span text:style-name="Page_20_Number"><text:span text:style-name="MT1"><text:page-number text:select-page="current">7</text:page-number></text:span></text:span><text:span text:style-name="Page_20_Number"><text:span text:style-name="MT1"><text:s/>of </text:span></text:span><text:span text:style-name="MT2"><text:page-count style:num-format="1">10</text:page-count></text:span></text:p>
      </style:footer>
      <loext:footer-first>
        <text:p text:style-name="MP5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title>RQTE001</dc:title>
    <dc:subject/>
    <meta:keyword/>
    <meta:initial-creator>SEPG</meta:initial-creator>
    <meta:creation-date>2011-10-28T19:23:00</meta:creation-date>
    <dc:date>2019-10-01T10:32:18.812995000</dc:date>
    <meta:print-date>2016-05-16T11:17:00</meta:print-date>
    <meta:editing-cycles>26</meta:editing-cycles>
    <meta:editing-duration>PT3H15M25S</meta:editing-duration>
    <meta:generator>LibreOffice/6.3.1.2$MacOSX_X86_64 LibreOffice_project/b79626edf0065ac373bd1df5c28bd630b4424273</meta:generator>
    <meta:document-statistic meta:table-count="0" meta:image-count="0" meta:object-count="0" meta:page-count="10" meta:paragraph-count="186" meta:word-count="2048" meta:character-count="12545" meta:non-whitespace-character-count="10556"/>
    <meta:user-defined meta:name="ACC Topic">2;#BPD Files Library|4f13aa3a-4864-4df7-9057-30f3ad189998</meta:user-defined>
    <meta:user-defined meta:name="Artifact Type">Template</meta:user-defined>
    <meta:user-defined meta:name="Artifact Types">Template</meta:user-defined>
    <meta:user-defined meta:name="ContentType">Document</meta:user-defined>
    <meta:user-defined meta:name="ContentTypeId" meta:value-type="string">0x0101003D57505F8584ED4FA4802FE03B5A20160101002C6B2706563F7F478E91224154053C9600EACAA32F03BEB8438DAD6045AB74B483</meta:user-defined>
    <meta:user-defined meta:name="Contribution Type" meta:value-type="string">Reference</meta:user-defined>
    <meta:user-defined meta:name="Functional Discipline" meta:value-type="string">;#Program Management;#Requirements Development;#Test/Evaluation;#</meta:user-defined>
    <meta:user-defined meta:name="Functional Disciplines" meta:value-type="string">;#Program Management;#Requirements Development;#Test/Evaluation;#</meta:user-defined>
    <meta:user-defined meta:name="Organization" meta:value-type="string"/>
    <meta:user-defined meta:name="Summary Description" meta:value-type="string">BPD Artifact 8.2</meta:user-defined>
    <meta:user-defined meta:name="TEMP" meta:value-type="string">RQTE001</meta:user-defined>
    <meta:user-defined meta:name="TaxCatchAll" meta:value-type="string">2;#BPD Files Library|4f13aa3a-4864-4df7-9057-30f3ad189998</meta:user-defined>
    <meta:user-defined meta:name="TemplateUrl" meta:value-type="string"/>
    <meta:user-defined meta:name="Topic Areas" meta:value-type="string"/>
    <meta:user-defined meta:name="_dlc_DocId" meta:value-type="string">J2UUKY2MVM6H-2095146707-101</meta:user-defined>
    <meta:user-defined meta:name="_dlc_DocIdItemGuid" meta:value-type="string">f8cd66ad-a484-4bbe-b26d-1cfeabc3401f</meta:user-defined>
    <meta:user-defined meta:name="_dlc_DocIdUrl" meta:value-type="string">https://www.dau.mil/cop/bes/_layouts/15/DocIdRedir.aspx?ID=J2UUKY2MVM6H-2095146707-101, J2UUKY2MVM6H-2095146707-101</meta:user-defined>
    <meta:user-defined meta:name="display_urn:schemas-microsoft-com:office:office#Author" meta:value-type="string">TUBBS, DARREL M GS-12 USAF AFMC AFLCMC/HIQI</meta:user-defined>
    <meta:user-defined meta:name="display_urn:schemas-microsoft-com:office:office#Editor" meta:value-type="string">TUBBS, DARREL M GS-12 USAF AFMC AFLCMC/HIQI</meta:user-defined>
    <meta:user-defined meta:name="la173d2cbe2646f3afacd517f7d8c19d" meta:value-type="string"/>
    <meta:user-defined meta:name="le73a48d81f14df48b33997dd444b3ba" meta:value-type="string">BPD Files Library|4f13aa3a-4864-4df7-9057-30f3ad189998</meta:user-defined>
    <meta:user-defined meta:name="mf7cf8b058864fb5a6761765b2e69ff1" meta:value-type="string"/>
    <meta:user-defined meta:name="xd_ProgID" meta:value-type="string"/>
  </office:meta>
</office:document-meta>
</file>